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cd_to_esc_b5_01_full_decimal" table:style-name="ta1">
        <table:shapes>
          <draw:frame draw:z-index="0" draw:style-name="gr1" draw:text-style-name="P1" svg:width="34.358cm" svg:height="14.716cm" svg:x="17.539cm" svg:y="0.93cm">
            <draw:object draw:notify-on-update-of-ranges="lcd_to_esc_b5_01_full_decimal.A1:lcd_to_esc_b5_01_full_decimal.A700 lcd_to_esc_b5_01_full_decimal.B1:lcd_to_esc_b5_01_full_decimal.B7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D1]-15"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2]-[.B1]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D2]-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3]-[.B2]" office:value-type="float" office:value="-11" calcext:value-type="float">
            <text:p>-11</text:p>
          </table:table-cell>
          <table:table-cell office:value-type="float" office:value="16" calcext:value-type="float">
            <text:p>16</text:p>
          </table:table-cell>
          <table:table-cell table:formula="of:=[.D3]-1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4]-[.B3]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D4]-15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5]-[.B4]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D5]-15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6]-[.B5]" office:value-type="float" office:value="-7" calcext:value-type="float">
            <text:p>-7</text:p>
          </table:table-cell>
          <table:table-cell office:value-type="float" office:value="51" calcext:value-type="float">
            <text:p>51</text:p>
          </table:table-cell>
          <table:table-cell table:formula="of:=[.D6]-15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7]-[.B6]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D7]-15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8]-[.B7]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[.D8]-15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9]-[.B8]"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[.D9]-15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10]-[.B9]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[.D10]-15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11]-[.B10]" office:value-type="float" office:value="-43" calcext:value-type="float">
            <text:p>-43</text:p>
          </table:table-cell>
          <table:table-cell office:value-type="float" office:value="56" calcext:value-type="float">
            <text:p>56</text:p>
          </table:table-cell>
          <table:table-cell table:formula="of:=[.D11]-15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12]-[.B11]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D12]-15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13]-[.B12]"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formula="of:=[.D13]-15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14]-[.B13]" office:value-type="float" office:value="-7" calcext:value-type="float">
            <text:p>-7</text:p>
          </table:table-cell>
          <table:table-cell office:value-type="float" office:value="91" calcext:value-type="float">
            <text:p>91</text:p>
          </table:table-cell>
          <table:table-cell table:formula="of:=[.D14]-15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15]-[.B14]"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formula="of:=[.D15]-15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16]-[.B15]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[.D16]-15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17]-[.B16]"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[.D17]-15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18]-[.B17]"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table:formula="of:=[.D18]-15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19]-[.B18]" office:value-type="float" office:value="-11" calcext:value-type="float">
            <text:p>-11</text:p>
          </table:table-cell>
          <table:table-cell office:value-type="float" office:value="96" calcext:value-type="float">
            <text:p>96</text:p>
          </table:table-cell>
          <table:table-cell table:formula="of:=[.D19]-15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20]-[.B19]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[.D20]-15"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21]-[.B20]"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formula="of:=[.D21]-15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22]-[.B21]" office:value-type="float" office:value="-7" calcext:value-type="float">
            <text:p>-7</text:p>
          </table:table-cell>
          <table:table-cell office:value-type="float" office:value="131" calcext:value-type="float">
            <text:p>131</text:p>
          </table:table-cell>
          <table:table-cell table:formula="of:=[.D22]-15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23]-[.B22]"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formula="of:=[.D23]-15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24]-[.B23]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formula="of:=[.D24]-15"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25]-[.B24]" office:value-type="float" office:value="-27" calcext:value-type="float">
            <text:p>-27</text:p>
          </table:table-cell>
          <table:table-cell office:value-type="float" office:value="130" calcext:value-type="float">
            <text:p>130</text:p>
          </table:table-cell>
          <table:table-cell table:formula="of:=[.D25]-15"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26]-[.B25]"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table:formula="of:=[.D26]-15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27]-[.B26]" office:value-type="float" office:value="-43" calcext:value-type="float">
            <text:p>-43</text:p>
          </table:table-cell>
          <table:table-cell office:value-type="float" office:value="136" calcext:value-type="float">
            <text:p>136</text:p>
          </table:table-cell>
          <table:table-cell table:formula="of:=[.D27]-15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28]-[.B27]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[.D28]-15"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29]-[.B28]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29]-15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30]-[.B29]" office:value-type="float" office:value="-7" calcext:value-type="float">
            <text:p>-7</text:p>
          </table:table-cell>
          <table:table-cell office:value-type="float" office:value="107" calcext:value-type="float">
            <text:p>107</text:p>
          </table:table-cell>
          <table:table-cell table:formula="of:=[.D30]-15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31]-[.B30]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formula="of:=[.D31]-15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32]-[.B31]"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formula="of:=[.D32]-15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33]-[.B32]"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table:formula="of:=[.D33]-15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34]-[.B33]"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formula="of:=[.D34]-15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35]-[.B34]" office:value-type="float" office:value="-11" calcext:value-type="float">
            <text:p>-11</text:p>
          </table:table-cell>
          <table:table-cell office:value-type="float" office:value="112" calcext:value-type="float">
            <text:p>112</text:p>
          </table:table-cell>
          <table:table-cell table:formula="of:=[.D35]-15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36]-[.B3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D36]-15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37]-[.B36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D37]-15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38]-[.B37]"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  <table:table-cell table:formula="of:=[.D38]-15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39]-[.B38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D39]-1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40]-[.B39]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40]-1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41]-[.B40]" office:value-type="float" office:value="-91" calcext:value-type="float">
            <text:p>-91</text:p>
          </table:table-cell>
          <table:table-cell office:value-type="float" office:value="18" calcext:value-type="float">
            <text:p>18</text:p>
          </table:table-cell>
          <table:table-cell table:formula="of:=[.D41]-15" office:value-type="float" office:value="3" calcext:value-type="float">
            <text:p>3</text:p>
          </table:table-cell>
          <table:table-cell/>
          <table:table-cell table:formula="of:=MIN([.D1:.D12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42]-[.B41]"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D42]-1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43]-[.B42]" office:value-type="float" office:value="-43" calcext:value-type="float">
            <text:p>-43</text:p>
          </table:table-cell>
          <table:table-cell office:value-type="float" office:value="24" calcext:value-type="float">
            <text:p>24</text:p>
          </table:table-cell>
          <table:table-cell table:formula="of:=[.D43]-1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44]-[.B43]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D44]-15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45]-[.B44]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formula="of:=[.D45]-15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46]-[.B45]" office:value-type="float" office:value="-7" calcext:value-type="float">
            <text:p>-7</text:p>
          </table:table-cell>
          <table:table-cell office:value-type="float" office:value="59" calcext:value-type="float">
            <text:p>59</text:p>
          </table:table-cell>
          <table:table-cell table:formula="of:=[.D46]-15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47]-[.B46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[.D47]-15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48]-[.B47]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D48]-1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49]-[.B48]"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formula="of:=[.D49]-15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50]-[.B49]"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formula="of:=[.D50]-15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51]-[.B50]" office:value-type="float" office:value="-11" calcext:value-type="float">
            <text:p>-11</text:p>
          </table:table-cell>
          <table:table-cell office:value-type="float" office:value="64" calcext:value-type="float">
            <text:p>64</text:p>
          </table:table-cell>
          <table:table-cell table:formula="of:=[.D51]-15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52]-[.B51]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formula="of:=[.D52]-15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53]-[.B52]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formula="of:=[.D53]-15"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54]-[.B53]" office:value-type="float" office:value="-7" calcext:value-type="float">
            <text:p>-7</text:p>
          </table:table-cell>
          <table:table-cell office:value-type="float" office:value="99" calcext:value-type="float">
            <text:p>99</text:p>
          </table:table-cell>
          <table:table-cell table:formula="of:=[.D54]-15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55]-[.B5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55]-15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56]-[.B55]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formula="of:=[.D56]-15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57]-[.B56]" office:value-type="float" office:value="-27" calcext:value-type="float">
            <text:p>-27</text:p>
          </table:table-cell>
          <table:table-cell office:value-type="float" office:value="98" calcext:value-type="float">
            <text:p>98</text:p>
          </table:table-cell>
          <table:table-cell table:formula="of:=[.D57]-15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58]-[.B57]"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table:formula="of:=[.D58]-15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59]-[.B58]" office:value-type="float" office:value="-43" calcext:value-type="float">
            <text:p>-43</text:p>
          </table:table-cell>
          <table:table-cell office:value-type="float" office:value="104" calcext:value-type="float">
            <text:p>104</text:p>
          </table:table-cell>
          <table:table-cell table:formula="of:=[.D59]-15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60]-[.B59]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D60]-15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61]-[.B60]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formula="of:=[.D61]-15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62]-[.B61]" office:value-type="float" office:value="-7" calcext:value-type="float">
            <text:p>-7</text:p>
          </table:table-cell>
          <table:table-cell office:value-type="float" office:value="75" calcext:value-type="float">
            <text:p>75</text:p>
          </table:table-cell>
          <table:table-cell table:formula="of:=[.D62]-15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63]-[.B62]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formula="of:=[.D63]-15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64]-[.B63]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D64]-15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65]-[.B64]"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[.D65]-15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66]-[.B65]"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[.D66]-15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67]-[.B66]" office:value-type="float" office:value="-11" calcext:value-type="float">
            <text:p>-11</text:p>
          </table:table-cell>
          <table:table-cell office:value-type="float" office:value="80" calcext:value-type="float">
            <text:p>80</text:p>
          </table:table-cell>
          <table:table-cell table:formula="of:=[.D67]-15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68]-[.B67]"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formula="of:=[.D68]-15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69]-[.B68]"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formula="of:=[.D69]-15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70]-[.B69]" office:value-type="float" office:value="-7" calcext:value-type="float">
            <text:p>-7</text:p>
          </table:table-cell>
          <table:table-cell office:value-type="float" office:value="115" calcext:value-type="float">
            <text:p>115</text:p>
          </table:table-cell>
          <table:table-cell table:formula="of:=[.D70]-15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71]-[.B70]"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formula="of:=[.D71]-15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72]-[.B71]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formula="of:=[.D72]-15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73]-[.B72]"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formula="of:=[.D73]-15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74]-[.B73]" office:value-type="float" office:value="-87" calcext:value-type="float">
            <text:p>-87</text:p>
          </table:table-cell>
          <table:table-cell office:value-type="float" office:value="119" calcext:value-type="float">
            <text:p>119</text:p>
          </table:table-cell>
          <table:table-cell table:formula="of:=[.D74]-15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75]-[.B74]"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formula="of:=[.D75]-15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76]-[.B75]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D76]-15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77]-[.B76]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D77]-15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78]-[.B77]" office:value-type="float" office:value="-7" calcext:value-type="float">
            <text:p>-7</text:p>
          </table:table-cell>
          <table:table-cell office:value-type="float" office:value="27" calcext:value-type="float">
            <text:p>27</text:p>
          </table:table-cell>
          <table:table-cell table:formula="of:=[.D78]-15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79]-[.B78]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D79]-15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80]-[.B79]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D80]-15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81]-[.B80]" office:value-type="float" office:value="-91" calcext:value-type="float">
            <text:p>-91</text:p>
          </table:table-cell>
          <table:table-cell office:value-type="float" office:value="26" calcext:value-type="float">
            <text:p>26</text:p>
          </table:table-cell>
          <table:table-cell table:formula="of:=[.D81]-15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82]-[.B81]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[.D82]-1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83]-[.B82]" office:value-type="float" office:value="-11" calcext:value-type="float">
            <text:p>-11</text:p>
          </table:table-cell>
          <table:table-cell office:value-type="float" office:value="32" calcext:value-type="float">
            <text:p>32</text:p>
          </table:table-cell>
          <table:table-cell table:formula="of:=[.D83]-15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84]-[.B83]"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D84]-15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85]-[.B84]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[.D85]-15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86]-[.B85]" office:value-type="float" office:value="-7" calcext:value-type="float">
            <text:p>-7</text:p>
          </table:table-cell>
          <table:table-cell office:value-type="float" office:value="67" calcext:value-type="float">
            <text:p>67</text:p>
          </table:table-cell>
          <table:table-cell table:formula="of:=[.D86]-15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87]-[.B86]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formula="of:=[.D87]-15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88]-[.B87]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[.D88]-15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89]-[.B88]"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table:formula="of:=[.D89]-15"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90]-[.B89]" office:value-type="float" office:value="-87" calcext:value-type="float">
            <text:p>-87</text:p>
          </table:table-cell>
          <table:table-cell office:value-type="float" office:value="71" calcext:value-type="float">
            <text:p>71</text:p>
          </table:table-cell>
          <table:table-cell table:formula="of:=[.D90]-15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91]-[.B90]"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formula="of:=[.D91]-15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92]-[.B91]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D92]-15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93]-[.B92]" office:value-type="float" office:value="-123" calcext:value-type="float">
            <text:p>-123</text:p>
          </table:table-cell>
          <table:table-cell office:value-type="float" office:value="86" calcext:value-type="float">
            <text:p>86</text:p>
          </table:table-cell>
          <table:table-cell table:formula="of:=[.D93]-15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94]-[.B93]" office:value-type="float" office:value="121" calcext:value-type="float">
            <text:p>121</text:p>
          </table:table-cell>
          <table:table-cell office:value-type="float" office:value="43" calcext:value-type="float">
            <text:p>43</text:p>
          </table:table-cell>
          <table:table-cell table:formula="of:=[.D94]-15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95]-[.B94]" office:value-type="float" office:value="-123" calcext:value-type="float">
            <text:p>-123</text:p>
          </table:table-cell>
          <table:table-cell office:value-type="float" office:value="44" calcext:value-type="float">
            <text:p>44</text:p>
          </table:table-cell>
          <table:table-cell table:formula="of:=[.D95]-15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96]-[.B95]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D96]-15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97]-[.B96]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formula="of:=[.D97]-15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98]-[.B97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D98]-15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99]-[.B98]" office:value-type="float" office:value="-11" calcext:value-type="float">
            <text:p>-11</text:p>
          </table:table-cell>
          <table:table-cell office:value-type="float" office:value="48" calcext:value-type="float">
            <text:p>48</text:p>
          </table:table-cell>
          <table:table-cell table:formula="of:=[.D99]-15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100]-[.B99]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100]-15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101]-[.B100]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formula="of:=[.D101]-15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102]-[.B101]" office:value-type="float" office:value="-7" calcext:value-type="float">
            <text:p>-7</text:p>
          </table:table-cell>
          <table:table-cell office:value-type="float" office:value="83" calcext:value-type="float">
            <text:p>83</text:p>
          </table:table-cell>
          <table:table-cell table:formula="of:=[.D102]-15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103]-[.B102]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formula="of:=[.D103]-15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104]-[.B103]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[.D104]-15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105]-[.B104]"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formula="of:=[.D105]-15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106]-[.B105]"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[.D106]-15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107]-[.B106]" office:value-type="float" office:value="-43" calcext:value-type="float">
            <text:p>-43</text:p>
          </table:table-cell>
          <table:table-cell office:value-type="float" office:value="88" calcext:value-type="float">
            <text:p>88</text:p>
          </table:table-cell>
          <table:table-cell table:formula="of:=[.D107]-15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108]-[.B107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[.D108]-15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109]-[.B108]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D109]-15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110]-[.B109]" office:value-type="float" office:value="-7" calcext:value-type="float">
            <text:p>-7</text:p>
          </table:table-cell>
          <table:table-cell office:value-type="float" office:value="123" calcext:value-type="float">
            <text:p>123</text:p>
          </table:table-cell>
          <table:table-cell table:formula="of:=[.D110]-15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111]-[.B110]"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formula="of:=[.D111]-15"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112]-[.B111]"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formula="of:=[.D112]-15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113]-[.B112]"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table:formula="of:=[.D113]-15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114]-[.B113]"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table:formula="of:=[.D114]-15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115]-[.B114]" office:value-type="float" office:value="-11" calcext:value-type="float">
            <text:p>-11</text:p>
          </table:table-cell>
          <table:table-cell office:value-type="float" office:value="128" calcext:value-type="float">
            <text:p>128</text:p>
          </table:table-cell>
          <table:table-cell table:formula="of:=[.D115]-15"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116]-[.B115]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D116]-15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117]-[.B116]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D117]-15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118]-[.B117]" office:value-type="float" office:value="-7" calcext:value-type="float">
            <text:p>-7</text:p>
          </table:table-cell>
          <table:table-cell office:value-type="float" office:value="35" calcext:value-type="float">
            <text:p>35</text:p>
          </table:table-cell>
          <table:table-cell table:formula="of:=[.D118]-15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119]-[.B118]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D119]-15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120]-[.B119]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D120]-15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121]-[.B120]" office:value-type="float" office:value="-27" calcext:value-type="float">
            <text:p>-27</text:p>
          </table:table-cell>
          <table:table-cell office:value-type="float" office:value="34" calcext:value-type="float">
            <text:p>34</text:p>
          </table:table-cell>
          <table:table-cell table:formula="of:=[.D121]-15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122]-[.B121]" office:value-type="float" office:value="-87" calcext:value-type="float">
            <text:p>-87</text:p>
          </table:table-cell>
          <table:table-cell office:value-type="float" office:value="39" calcext:value-type="float">
            <text:p>39</text:p>
          </table:table-cell>
          <table:table-cell table:formula="of:=[.D122]-15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123]-[.B122]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[.D123]-15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124]-[.B123]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formula="of:=[.D124]-15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125]-[.B124]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D125]-15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126]-[.B125]" office:value-type="float" office:value="-7" calcext:value-type="float">
            <text:p>-7</text:p>
          </table:table-cell>
          <table:table-cell office:value-type="float" office:value="139" calcext:value-type="float">
            <text:p>139</text:p>
          </table:table-cell>
          <table:table-cell table:formula="of:=[.D126]-15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127]-[.B126]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formula="of:=[.D127]-15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128]-[.B127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D128]-1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129]-[.B12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130]-[.B12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131]-[.B13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132]-[.B1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133]-[.B1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134]-[.B1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135]-[.B1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136]-[.B1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137]-[.B13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138]-[.B13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139]-[.B13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140]-[.B1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141]-[.B1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142]-[.B1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143]-[.B1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144]-[.B1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145]-[.B14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146]-[.B14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147]-[.B14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148]-[.B1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149]-[.B1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150]-[.B1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151]-[.B1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152]-[.B1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153]-[.B15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154]-[.B15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155]-[.B15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156]-[.B1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157]-[.B1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158]-[.B1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159]-[.B1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160]-[.B1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161]-[.B16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162]-[.B16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163]-[.B16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164]-[.B1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165]-[.B1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166]-[.B1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167]-[.B1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168]-[.B1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169]-[.B16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170]-[.B16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171]-[.B17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172]-[.B1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173]-[.B1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174]-[.B1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175]-[.B1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176]-[.B1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177]-[.B17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178]-[.B17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179]-[.B17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180]-[.B1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181]-[.B1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182]-[.B1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183]-[.B1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184]-[.B1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185]-[.B18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186]-[.B18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187]-[.B18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188]-[.B1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189]-[.B1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190]-[.B1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191]-[.B1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192]-[.B1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193]-[.B19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194]-[.B19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195]-[.B19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196]-[.B1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197]-[.B1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198]-[.B1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199]-[.B1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200]-[.B1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201]-[.B20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202]-[.B20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203]-[.B20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204]-[.B2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205]-[.B2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206]-[.B2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207]-[.B2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208]-[.B2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209]-[.B20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210]-[.B20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211]-[.B21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212]-[.B2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213]-[.B2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214]-[.B2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215]-[.B2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216]-[.B2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217]-[.B216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218]-[.B21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219]-[.B21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220]-[.B2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221]-[.B220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222]-[.B221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3]-[.B222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224]-[.B2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225]-[.B22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226]-[.B22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227]-[.B22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228]-[.B2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229]-[.B2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230]-[.B2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231]-[.B2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232]-[.B2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233]-[.B23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234]-[.B23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235]-[.B23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236]-[.B2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237]-[.B2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238]-[.B2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239]-[.B2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240]-[.B2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241]-[.B24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242]-[.B24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243]-[.B24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244]-[.B2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245]-[.B2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246]-[.B2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247]-[.B2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248]-[.B2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249]-[.B24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250]-[.B24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251]-[.B25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252]-[.B2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253]-[.B2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254]-[.B2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255]-[.B2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256]-[.B2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257]-[.B25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258]-[.B25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259]-[.B25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60]-[.B2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261]-[.B2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262]-[.B2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263]-[.B2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264]-[.B2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265]-[.B26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266]-[.B26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267]-[.B26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268]-[.B2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269]-[.B2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270]-[.B2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271]-[.B2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272]-[.B2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273]-[.B27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274]-[.B27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275]-[.B27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276]-[.B2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277]-[.B27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278]-[.B27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279]-[.B27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280]-[.B2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281]-[.B28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282]-[.B28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283]-[.B28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284]-[.B2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285]-[.B28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286]-[.B2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287]-[.B2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288]-[.B2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289]-[.B28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290]-[.B28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291]-[.B29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292]-[.B2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293]-[.B2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294]-[.B2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295]-[.B2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296]-[.B2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297]-[.B29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298]-[.B29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299]-[.B29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300]-[.B2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301]-[.B30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302]-[.B3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303]-[.B30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304]-[.B3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305]-[.B30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306]-[.B30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307]-[.B30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308]-[.B3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309]-[.B3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310]-[.B3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311]-[.B3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312]-[.B3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313]-[.B31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314]-[.B31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315]-[.B31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316]-[.B3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317]-[.B3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318]-[.B31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319]-[.B3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320]-[.B3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321]-[.B32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322]-[.B32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323]-[.B32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324]-[.B3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325]-[.B3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326]-[.B3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327]-[.B3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328]-[.B3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329]-[.B32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330]-[.B32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331]-[.B33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332]-[.B3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333]-[.B3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334]-[.B3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335]-[.B3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336]-[.B3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337]-[.B33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338]-[.B33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339]-[.B33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340]-[.B3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341]-[.B3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342]-[.B3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343]-[.B3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344]-[.B3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345]-[.B344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346]-[.B34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347]-[.B34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348]-[.B3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349]-[.B348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350]-[.B349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351]-[.B350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352]-[.B3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353]-[.B35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354]-[.B35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355]-[.B35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356]-[.B3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357]-[.B3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358]-[.B3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359]-[.B3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360]-[.B3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361]-[.B36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362]-[.B36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363]-[.B36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364]-[.B3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365]-[.B3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366]-[.B3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367]-[.B3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368]-[.B3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369]-[.B36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370]-[.B36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371]-[.B37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372]-[.B3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373]-[.B3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374]-[.B3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375]-[.B3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376]-[.B3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377]-[.B376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378]-[.B37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379]-[.B37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380]-[.B3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381]-[.B3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382]-[.B3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383]-[.B3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384]-[.B3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385]-[.B384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386]-[.B38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87]-[.B38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388]-[.B3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389]-[.B3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390]-[.B3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391]-[.B3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392]-[.B3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393]-[.B39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394]-[.B39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395]-[.B39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396]-[.B3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397]-[.B3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398]-[.B3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399]-[.B3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400]-[.B3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401]-[.B40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402]-[.B40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403]-[.B40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404]-[.B4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405]-[.B4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406]-[.B4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407]-[.B4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408]-[.B4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409]-[.B40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410]-[.B40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411]-[.B41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412]-[.B4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413]-[.B4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414]-[.B4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415]-[.B4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416]-[.B4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417]-[.B41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418]-[.B41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419]-[.B41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420]-[.B4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421]-[.B4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422]-[.B4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423]-[.B4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424]-[.B4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425]-[.B424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426]-[.B42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427]-[.B42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428]-[.B4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429]-[.B4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430]-[.B4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431]-[.B4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432]-[.B4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433]-[.B43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434]-[.B43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435]-[.B43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436]-[.B4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437]-[.B4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438]-[.B4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439]-[.B4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440]-[.B4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441]-[.B44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442]-[.B44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443]-[.B44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444]-[.B4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445]-[.B4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446]-[.B4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447]-[.B4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448]-[.B4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449]-[.B44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450]-[.B44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451]-[.B45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452]-[.B4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453]-[.B4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454]-[.B4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455]-[.B4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456]-[.B4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457]-[.B45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458]-[.B45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459]-[.B45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460]-[.B4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461]-[.B4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462]-[.B4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463]-[.B4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464]-[.B4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465]-[.B464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466]-[.B46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467]-[.B46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468]-[.B4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469]-[.B4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470]-[.B4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471]-[.B4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472]-[.B4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473]-[.B472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474]-[.B473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475]-[.B47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476]-[.B4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477]-[.B476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478]-[.B477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479]-[.B478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480]-[.B4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481]-[.B48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482]-[.B48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483]-[.B48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484]-[.B4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485]-[.B48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486]-[.B4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487]-[.B4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488]-[.B4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489]-[.B48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490]-[.B48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491]-[.B49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492]-[.B4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493]-[.B4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494]-[.B4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495]-[.B4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496]-[.B4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497]-[.B49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498]-[.B49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499]-[.B49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500]-[.B4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501]-[.B50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502]-[.B5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503]-[.B50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504]-[.B5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505]-[.B50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506]-[.B50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507]-[.B50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508]-[.B5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509]-[.B5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510]-[.B5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511]-[.B5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512]-[.B5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513]-[.B512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514]-[.B51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515]-[.B51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516]-[.B5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517]-[.B5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518]-[.B51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519]-[.B5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520]-[.B5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521]-[.B52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522]-[.B52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523]-[.B52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524]-[.B5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525]-[.B5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526]-[.B5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527]-[.B5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528]-[.B5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529]-[.B52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530]-[.B52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531]-[.B53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532]-[.B5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533]-[.B5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534]-[.B5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535]-[.B5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536]-[.B5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537]-[.B536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538]-[.B53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539]-[.B53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540]-[.B5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541]-[.B5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542]-[.B5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543]-[.B5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544]-[.B5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545]-[.B54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546]-[.B54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547]-[.B54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548]-[.B5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549]-[.B5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550]-[.B5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551]-[.B5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552]-[.B5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553]-[.B552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554]-[.B55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555]-[.B55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556]-[.B5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557]-[.B5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558]-[.B5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559]-[.B5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560]-[.B5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561]-[.B56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562]-[.B56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563]-[.B56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564]-[.B5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565]-[.B5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566]-[.B5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567]-[.B5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568]-[.B5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569]-[.B56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570]-[.B56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571]-[.B57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572]-[.B5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573]-[.B5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574]-[.B5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575]-[.B5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576]-[.B5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577]-[.B57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578]-[.B57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579]-[.B57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580]-[.B5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581]-[.B5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582]-[.B5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583]-[.B5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584]-[.B5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585]-[.B58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586]-[.B58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587]-[.B58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588]-[.B5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589]-[.B5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590]-[.B5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591]-[.B5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592]-[.B5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593]-[.B592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594]-[.B59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595]-[.B59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596]-[.B5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597]-[.B5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598]-[.B5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599]-[.B5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600]-[.B5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601]-[.B600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602]-[.B60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603]-[.B60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604]-[.B6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605]-[.B604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606]-[.B605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607]-[.B606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608]-[.B6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609]-[.B60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610]-[.B60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611]-[.B61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612]-[.B6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613]-[.B6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614]-[.B6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615]-[.B6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616]-[.B6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617]-[.B61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618]-[.B61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619]-[.B61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620]-[.B6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621]-[.B6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622]-[.B6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623]-[.B6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624]-[.B6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625]-[.B62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626]-[.B62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627]-[.B62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628]-[.B6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629]-[.B6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630]-[.B6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631]-[.B6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632]-[.B6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633]-[.B63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634]-[.B633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635]-[.B63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636]-[.B6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637]-[.B6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638]-[.B6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639]-[.B6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640]-[.B6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641]-[.B640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642]-[.B64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643]-[.B64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644]-[.B6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645]-[.B6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646]-[.B6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647]-[.B6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648]-[.B6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649]-[.B64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650]-[.B64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651]-[.B65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652]-[.B6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653]-[.B6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654]-[.B6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655]-[.B6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656]-[.B6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657]-[.B65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658]-[.B65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659]-[.B65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660]-[.B6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661]-[.B6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662]-[.B6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663]-[.B6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664]-[.B6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665]-[.B66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666]-[.B66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667]-[.B66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668]-[.B6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669]-[.B6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670]-[.B6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671]-[.B6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672]-[.B6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673]-[.B67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674]-[.B67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675]-[.B67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676]-[.B6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677]-[.B67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678]-[.B67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679]-[.B67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680]-[.B6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681]-[.B680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682]-[.B68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683]-[.B68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684]-[.B6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685]-[.B68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686]-[.B6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687]-[.B6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688]-[.B6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689]-[.B68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690]-[.B68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691]-[.B69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692]-[.B6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693]-[.B6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694]-[.B6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695]-[.B6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696]-[.B6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697]-[.B696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698]-[.B69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699]-[.B69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700]-[.B6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701]-[.B70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702]-[.B7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703]-[.B70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704]-[.B7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705]-[.B70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706]-[.B70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707]-[.B70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708]-[.B7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709]-[.B7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710]-[.B7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711]-[.B7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712]-[.B7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713]-[.B71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714]-[.B713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715]-[.B71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716]-[.B7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717]-[.B7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718]-[.B71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719]-[.B7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720]-[.B7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721]-[.B720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722]-[.B72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723]-[.B72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724]-[.B7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725]-[.B7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726]-[.B7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727]-[.B7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728]-[.B7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729]-[.B728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730]-[.B72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731]-[.B73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732]-[.B7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733]-[.B732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734]-[.B733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735]-[.B734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736]-[.B7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737]-[.B73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738]-[.B73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739]-[.B73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740]-[.B7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741]-[.B7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742]-[.B7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743]-[.B7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744]-[.B7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745]-[.B74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746]-[.B74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747]-[.B74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748]-[.B7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749]-[.B7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750]-[.B7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751]-[.B7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752]-[.B7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753]-[.B75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754]-[.B75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755]-[.B75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756]-[.B7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757]-[.B7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758]-[.B7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759]-[.B7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760]-[.B7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761]-[.B76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762]-[.B76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763]-[.B76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764]-[.B7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765]-[.B7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766]-[.B7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767]-[.B7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768]-[.B7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769]-[.B76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770]-[.B76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771]-[.B77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772]-[.B7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773]-[.B7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774]-[.B7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775]-[.B7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776]-[.B7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777]-[.B77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778]-[.B77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779]-[.B77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780]-[.B7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781]-[.B7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782]-[.B7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783]-[.B7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784]-[.B7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785]-[.B78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786]-[.B78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787]-[.B78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788]-[.B7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789]-[.B7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790]-[.B7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791]-[.B7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792]-[.B7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793]-[.B79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794]-[.B79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795]-[.B79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796]-[.B7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797]-[.B7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798]-[.B7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799]-[.B7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800]-[.B7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801]-[.B80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802]-[.B80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803]-[.B80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804]-[.B8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805]-[.B8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806]-[.B8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807]-[.B8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808]-[.B8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809]-[.B80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810]-[.B80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811]-[.B81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812]-[.B8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813]-[.B8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814]-[.B8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815]-[.B8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816]-[.B8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817]-[.B81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818]-[.B81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819]-[.B81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820]-[.B8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821]-[.B8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822]-[.B8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823]-[.B8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824]-[.B8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825]-[.B82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826]-[.B82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827]-[.B82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828]-[.B8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829]-[.B8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830]-[.B8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831]-[.B8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832]-[.B8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833]-[.B83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834]-[.B83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835]-[.B83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836]-[.B8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837]-[.B8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838]-[.B8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839]-[.B8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840]-[.B8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841]-[.B84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842]-[.B84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843]-[.B84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844]-[.B8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845]-[.B8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846]-[.B8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847]-[.B8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848]-[.B8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849]-[.B84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850]-[.B84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851]-[.B85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852]-[.B8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853]-[.B8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854]-[.B8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855]-[.B8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856]-[.B8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857]-[.B856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858]-[.B85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859]-[.B85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860]-[.B8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861]-[.B860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862]-[.B861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863]-[.B862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864]-[.B8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865]-[.B86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866]-[.B86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867]-[.B86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868]-[.B8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869]-[.B8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870]-[.B8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871]-[.B8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872]-[.B8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873]-[.B87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874]-[.B87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875]-[.B87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876]-[.B8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877]-[.B87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878]-[.B87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879]-[.B87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880]-[.B8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881]-[.B88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882]-[.B88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883]-[.B88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884]-[.B8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885]-[.B88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886]-[.B8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887]-[.B8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888]-[.B8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889]-[.B88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890]-[.B88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891]-[.B89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892]-[.B8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893]-[.B8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894]-[.B8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895]-[.B8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896]-[.B8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897]-[.B89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898]-[.B89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899]-[.B89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900]-[.B8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901]-[.B90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902]-[.B9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903]-[.B90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904]-[.B9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905]-[.B90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906]-[.B90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907]-[.B90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908]-[.B9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909]-[.B9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910]-[.B9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911]-[.B9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912]-[.B9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913]-[.B91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914]-[.B91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915]-[.B91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916]-[.B9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917]-[.B9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918]-[.B91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919]-[.B9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920]-[.B9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921]-[.B92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922]-[.B92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923]-[.B92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924]-[.B9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925]-[.B9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926]-[.B9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927]-[.B9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928]-[.B9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929]-[.B92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930]-[.B92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931]-[.B93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932]-[.B9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933]-[.B9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934]-[.B9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935]-[.B9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936]-[.B9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937]-[.B93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938]-[.B93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939]-[.B93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940]-[.B9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941]-[.B9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942]-[.B9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943]-[.B9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944]-[.B9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945]-[.B94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946]-[.B94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947]-[.B94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948]-[.B9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949]-[.B9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950]-[.B9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951]-[.B9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952]-[.B9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953]-[.B95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954]-[.B95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955]-[.B95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956]-[.B9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957]-[.B9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958]-[.B9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959]-[.B9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960]-[.B9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961]-[.B96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962]-[.B96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963]-[.B96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964]-[.B9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965]-[.B9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966]-[.B9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967]-[.B9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968]-[.B9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969]-[.B96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970]-[.B96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971]-[.B97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972]-[.B9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973]-[.B9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974]-[.B9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975]-[.B9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976]-[.B9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977]-[.B97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978]-[.B97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979]-[.B97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980]-[.B9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981]-[.B9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982]-[.B9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983]-[.B9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984]-[.B9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985]-[.B984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986]-[.B98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987]-[.B98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988]-[.B9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989]-[.B988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990]-[.B989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991]-[.B990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992]-[.B9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993]-[.B99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994]-[.B99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995]-[.B99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996]-[.B9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997]-[.B9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998]-[.B9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999]-[.B9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1000]-[.B9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1001]-[.B100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1002]-[.B100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1003]-[.B100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1004]-[.B10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1005]-[.B10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1006]-[.B10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1007]-[.B10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1008]-[.B10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1009]-[.B100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1010]-[.B100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1011]-[.B101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1012]-[.B10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1013]-[.B10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1014]-[.B10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1015]-[.B10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1016]-[.B10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1017]-[.B1016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1018]-[.B101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1019]-[.B101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1020]-[.B10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1021]-[.B10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1022]-[.B10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1023]-[.B10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1024]-[.B10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1025]-[.B1024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1026]-[.B102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1027]-[.B102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1028]-[.B10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1029]-[.B10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1030]-[.B10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1031]-[.B10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1032]-[.B10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1033]-[.B103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1034]-[.B103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1035]-[.B103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1036]-[.B10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1037]-[.B10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1038]-[.B10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1039]-[.B10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1040]-[.B10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1041]-[.B104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1042]-[.B104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1043]-[.B104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1044]-[.B10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1045]-[.B10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1046]-[.B10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1047]-[.B10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1048]-[.B10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1049]-[.B104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1050]-[.B104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1051]-[.B105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1052]-[.B10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1053]-[.B10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1054]-[.B10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1055]-[.B10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1056]-[.B10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1057]-[.B105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1058]-[.B105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1059]-[.B105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1060]-[.B10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1061]-[.B10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1062]-[.B10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1063]-[.B10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1064]-[.B10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1065]-[.B1064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1066]-[.B106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1067]-[.B106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1068]-[.B10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1069]-[.B10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1070]-[.B10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1071]-[.B10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1072]-[.B10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1073]-[.B107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1074]-[.B107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1075]-[.B107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1076]-[.B10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1077]-[.B107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1078]-[.B107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1079]-[.B107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1080]-[.B10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1081]-[.B108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1082]-[.B108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1083]-[.B108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1084]-[.B10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1085]-[.B108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1086]-[.B10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1087]-[.B10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1088]-[.B10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1089]-[.B108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1090]-[.B108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1091]-[.B109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1092]-[.B10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1093]-[.B10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1094]-[.B10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1095]-[.B10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1096]-[.B10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1097]-[.B109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1098]-[.B109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1099]-[.B109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1100]-[.B10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1101]-[.B110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1102]-[.B11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1103]-[.B110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1104]-[.B11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1105]-[.B1104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1106]-[.B110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1107]-[.B110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1108]-[.B11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1109]-[.B11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1110]-[.B11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1111]-[.B11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1112]-[.B11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1113]-[.B1112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1114]-[.B1113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1115]-[.B111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1116]-[.B11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1117]-[.B1116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1118]-[.B1117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1119]-[.B1118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1120]-[.B11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1121]-[.B112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1122]-[.B112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1123]-[.B112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1124]-[.B11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1125]-[.B11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1126]-[.B11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1127]-[.B11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1128]-[.B11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1129]-[.B112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1130]-[.B112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1131]-[.B113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1132]-[.B11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1133]-[.B11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1134]-[.B11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1135]-[.B11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1136]-[.B11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1137]-[.B113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1138]-[.B113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1139]-[.B113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1140]-[.B11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1141]-[.B11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1142]-[.B11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1143]-[.B11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1144]-[.B11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1145]-[.B114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1146]-[.B114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1147]-[.B114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1148]-[.B11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1149]-[.B11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1150]-[.B11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1151]-[.B11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1152]-[.B11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1153]-[.B1152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1154]-[.B115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1155]-[.B115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1156]-[.B11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1157]-[.B11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1158]-[.B11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1159]-[.B11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1160]-[.B11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1161]-[.B116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1162]-[.B116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1163]-[.B116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1164]-[.B11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1165]-[.B11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1166]-[.B11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1167]-[.B11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1168]-[.B11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1169]-[.B116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1170]-[.B116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1171]-[.B117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1172]-[.B11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1173]-[.B11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1174]-[.B11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1175]-[.B11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1176]-[.B11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1177]-[.B1176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1178]-[.B117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1179]-[.B117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1180]-[.B11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1181]-[.B11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1182]-[.B11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1183]-[.B11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1184]-[.B11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1185]-[.B118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1186]-[.B118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1187]-[.B118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1188]-[.B11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1189]-[.B11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1190]-[.B11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1191]-[.B11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1192]-[.B11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1193]-[.B1192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1194]-[.B119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1195]-[.B119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1196]-[.B11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1197]-[.B11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1198]-[.B11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1199]-[.B11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1200]-[.B11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1201]-[.B120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1202]-[.B120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1203]-[.B120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1204]-[.B12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1205]-[.B12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1206]-[.B12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1207]-[.B12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1208]-[.B12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1209]-[.B120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1210]-[.B120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1211]-[.B121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1212]-[.B12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1213]-[.B12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1214]-[.B12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1215]-[.B12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1216]-[.B12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1217]-[.B121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1218]-[.B121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1219]-[.B121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1220]-[.B12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1221]-[.B12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1222]-[.B12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1223]-[.B12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1224]-[.B12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1225]-[.B122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1226]-[.B122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1227]-[.B122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1228]-[.B12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1229]-[.B12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1230]-[.B12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1231]-[.B12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1232]-[.B12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1233]-[.B1232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1234]-[.B123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1235]-[.B123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1236]-[.B12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1237]-[.B12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1238]-[.B12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1239]-[.B12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1240]-[.B12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1241]-[.B1240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1242]-[.B124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1243]-[.B124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1244]-[.B12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1245]-[.B1244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1246]-[.B1245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1247]-[.B1246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1248]-[.B12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1249]-[.B124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1250]-[.B124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1251]-[.B125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1252]-[.B12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1253]-[.B12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1254]-[.B12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1255]-[.B12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1256]-[.B12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1257]-[.B125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1258]-[.B125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1259]-[.B125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1260]-[.B12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1261]-[.B12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1262]-[.B12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1263]-[.B12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1264]-[.B12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1265]-[.B126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1266]-[.B126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1267]-[.B126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1268]-[.B12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1269]-[.B12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1270]-[.B12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1271]-[.B12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1272]-[.B12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1273]-[.B127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1274]-[.B1273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1275]-[.B127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1276]-[.B12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1277]-[.B127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1278]-[.B127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1279]-[.B127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1280]-[.B12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1281]-[.B1280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1282]-[.B128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1283]-[.B128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1284]-[.B12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1285]-[.B128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1286]-[.B12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1287]-[.B12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1288]-[.B12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1289]-[.B128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1290]-[.B128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1291]-[.B129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1292]-[.B12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1293]-[.B12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1294]-[.B12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1295]-[.B12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1296]-[.B12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1297]-[.B129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1298]-[.B129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1299]-[.B129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1300]-[.B12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1301]-[.B130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1302]-[.B13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1303]-[.B130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1304]-[.B13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1305]-[.B130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1306]-[.B130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1307]-[.B130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1308]-[.B13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1309]-[.B13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1310]-[.B13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1311]-[.B13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1312]-[.B13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1313]-[.B131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1314]-[.B131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1315]-[.B131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1316]-[.B13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1317]-[.B13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1318]-[.B131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1319]-[.B13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1320]-[.B13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1321]-[.B1320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1322]-[.B132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1323]-[.B132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1324]-[.B13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1325]-[.B13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1326]-[.B13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1327]-[.B13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1328]-[.B13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1329]-[.B132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1330]-[.B132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1331]-[.B133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1332]-[.B13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1333]-[.B13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1334]-[.B13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1335]-[.B13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1336]-[.B13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1337]-[.B1336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1338]-[.B133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1339]-[.B133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1340]-[.B13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1341]-[.B13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1342]-[.B13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1343]-[.B13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1344]-[.B13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1345]-[.B134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1346]-[.B134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1347]-[.B134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1348]-[.B13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1349]-[.B13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1350]-[.B13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1351]-[.B13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1352]-[.B13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1353]-[.B135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1354]-[.B1353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1355]-[.B135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1356]-[.B13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1357]-[.B13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1358]-[.B13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1359]-[.B13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1360]-[.B13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1361]-[.B1360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1362]-[.B136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1363]-[.B136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1364]-[.B13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1365]-[.B13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1366]-[.B13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1367]-[.B13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1368]-[.B13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1369]-[.B1368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1370]-[.B136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1371]-[.B137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1372]-[.B13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1373]-[.B1372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1374]-[.B1373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1375]-[.B1374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1376]-[.B13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1377]-[.B137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1378]-[.B137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1379]-[.B137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1380]-[.B13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1381]-[.B13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1382]-[.B13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1383]-[.B13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1384]-[.B13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1385]-[.B138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1386]-[.B138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1387]-[.B138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1388]-[.B13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1389]-[.B13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1390]-[.B13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1391]-[.B13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1392]-[.B13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1393]-[.B139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1394]-[.B139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1395]-[.B139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1396]-[.B13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1397]-[.B13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1398]-[.B13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1399]-[.B13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1400]-[.B13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1401]-[.B140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1402]-[.B140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1403]-[.B140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1404]-[.B14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1405]-[.B14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1406]-[.B14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1407]-[.B14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1408]-[.B14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1409]-[.B140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1410]-[.B140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1411]-[.B141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1412]-[.B14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1413]-[.B14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1414]-[.B14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1415]-[.B14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1416]-[.B14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1417]-[.B141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1418]-[.B141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1419]-[.B141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1420]-[.B14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1421]-[.B14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1422]-[.B14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1423]-[.B14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1424]-[.B14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1425]-[.B142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1426]-[.B142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1427]-[.B142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1428]-[.B14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1429]-[.B14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1430]-[.B14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1431]-[.B14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1432]-[.B14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1433]-[.B143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1434]-[.B143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1435]-[.B143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1436]-[.B14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1437]-[.B14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1438]-[.B14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1439]-[.B14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1440]-[.B14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1441]-[.B144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1442]-[.B144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1443]-[.B144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1444]-[.B14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1445]-[.B14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1446]-[.B14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1447]-[.B14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1448]-[.B14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1449]-[.B144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1450]-[.B144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1451]-[.B145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1452]-[.B14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1453]-[.B14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1454]-[.B14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1455]-[.B14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1456]-[.B14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1457]-[.B145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1458]-[.B145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1459]-[.B145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1460]-[.B14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1461]-[.B14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1462]-[.B14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1463]-[.B14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1464]-[.B14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1465]-[.B146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1466]-[.B146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1467]-[.B146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1468]-[.B14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1469]-[.B14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1470]-[.B14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1471]-[.B14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1472]-[.B14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1473]-[.B147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1474]-[.B147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1475]-[.B147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1476]-[.B14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1477]-[.B147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1478]-[.B147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1479]-[.B147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1480]-[.B14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1481]-[.B148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1482]-[.B148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1483]-[.B148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1484]-[.B14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1485]-[.B148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1486]-[.B14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1487]-[.B14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1488]-[.B14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1489]-[.B148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1490]-[.B148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1491]-[.B149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1492]-[.B14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1493]-[.B14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1494]-[.B14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1495]-[.B14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1496]-[.B14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1497]-[.B1496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1498]-[.B149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1499]-[.B149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1500]-[.B14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1501]-[.B1500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1502]-[.B1501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1503]-[.B1502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1504]-[.B15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1505]-[.B150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1506]-[.B150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1507]-[.B150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1508]-[.B15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1509]-[.B15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1510]-[.B15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1511]-[.B15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1512]-[.B15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1513]-[.B151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1514]-[.B151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1515]-[.B151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1516]-[.B15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1517]-[.B15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1518]-[.B151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1519]-[.B15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1520]-[.B15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1521]-[.B152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1522]-[.B152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1523]-[.B152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1524]-[.B15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1525]-[.B15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1526]-[.B15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1527]-[.B15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1528]-[.B15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1529]-[.B152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1530]-[.B152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1531]-[.B153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1532]-[.B15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1533]-[.B15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1534]-[.B15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1535]-[.B15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1536]-[.B15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1537]-[.B153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1538]-[.B153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1539]-[.B153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1540]-[.B15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1541]-[.B15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1542]-[.B15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1543]-[.B15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1544]-[.B15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1545]-[.B154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1546]-[.B154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1547]-[.B154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1548]-[.B15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1549]-[.B15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1550]-[.B15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1551]-[.B15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1552]-[.B15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1553]-[.B155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1554]-[.B155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1555]-[.B155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1556]-[.B15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1557]-[.B15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1558]-[.B15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1559]-[.B15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1560]-[.B15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1561]-[.B156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1562]-[.B156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1563]-[.B156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1564]-[.B15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1565]-[.B15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1566]-[.B15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1567]-[.B15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1568]-[.B15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1569]-[.B156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1570]-[.B156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1571]-[.B157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1572]-[.B15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1573]-[.B15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1574]-[.B15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1575]-[.B15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1576]-[.B15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1577]-[.B157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1578]-[.B157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1579]-[.B157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1580]-[.B15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1581]-[.B15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1582]-[.B15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1583]-[.B15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1584]-[.B15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1585]-[.B158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1586]-[.B158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1587]-[.B158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1588]-[.B15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1589]-[.B15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1590]-[.B15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1591]-[.B15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1592]-[.B15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1593]-[.B159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1594]-[.B159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1595]-[.B159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1596]-[.B15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1597]-[.B15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1598]-[.B15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1599]-[.B15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1600]-[.B15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1601]-[.B160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1602]-[.B160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1603]-[.B160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1604]-[.B16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1605]-[.B16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1606]-[.B16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1607]-[.B16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1608]-[.B16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1609]-[.B160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1610]-[.B160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1611]-[.B161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1612]-[.B16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1613]-[.B16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1614]-[.B16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1615]-[.B16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1616]-[.B16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1617]-[.B161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1618]-[.B161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1619]-[.B161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1620]-[.B16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1621]-[.B16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1622]-[.B16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1623]-[.B16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1624]-[.B16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1625]-[.B1624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1626]-[.B162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1627]-[.B162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1628]-[.B16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1629]-[.B1628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1630]-[.B1629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1631]-[.B1630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1632]-[.B16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1633]-[.B163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1634]-[.B163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1635]-[.B163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1636]-[.B16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1637]-[.B16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1638]-[.B16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1639]-[.B16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1640]-[.B16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1641]-[.B164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1642]-[.B164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1643]-[.B164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1644]-[.B16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1645]-[.B16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1646]-[.B16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1647]-[.B16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1648]-[.B16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1649]-[.B164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1650]-[.B164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1651]-[.B165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1652]-[.B16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1653]-[.B16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1654]-[.B16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1655]-[.B16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1656]-[.B16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1657]-[.B1656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1658]-[.B165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1659]-[.B165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1660]-[.B16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1661]-[.B16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1662]-[.B16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1663]-[.B16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1664]-[.B16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1665]-[.B1664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1666]-[.B166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1667]-[.B166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1668]-[.B16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1669]-[.B16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1670]-[.B16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1671]-[.B16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1672]-[.B16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1673]-[.B167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1674]-[.B167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1675]-[.B167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1676]-[.B16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1677]-[.B167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1678]-[.B167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1679]-[.B167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1680]-[.B16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1681]-[.B168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1682]-[.B168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1683]-[.B168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1684]-[.B16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1685]-[.B168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1686]-[.B16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1687]-[.B16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1688]-[.B16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1689]-[.B168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1690]-[.B168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1691]-[.B169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1692]-[.B16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1693]-[.B16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1694]-[.B16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1695]-[.B16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1696]-[.B16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1697]-[.B169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1698]-[.B169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1699]-[.B169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1700]-[.B16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1701]-[.B170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1702]-[.B17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1703]-[.B170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1704]-[.B17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1705]-[.B1704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1706]-[.B170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1707]-[.B170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1708]-[.B17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1709]-[.B17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1710]-[.B17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1711]-[.B17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1712]-[.B17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1713]-[.B171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1714]-[.B171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1715]-[.B171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1716]-[.B17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1717]-[.B17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1718]-[.B171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1719]-[.B17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1720]-[.B17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1721]-[.B172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1722]-[.B172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1723]-[.B172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1724]-[.B17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1725]-[.B17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1726]-[.B17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1727]-[.B17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1728]-[.B17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1729]-[.B172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1730]-[.B172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1731]-[.B173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1732]-[.B17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1733]-[.B17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1734]-[.B17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1735]-[.B17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1736]-[.B17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1737]-[.B173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1738]-[.B173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1739]-[.B173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1740]-[.B17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1741]-[.B17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1742]-[.B17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1743]-[.B17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1744]-[.B17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1745]-[.B1744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1746]-[.B174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1747]-[.B174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1748]-[.B17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1749]-[.B17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1750]-[.B17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1751]-[.B17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1752]-[.B17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1753]-[.B1752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1754]-[.B1753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1755]-[.B175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1756]-[.B17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1757]-[.B1756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1758]-[.B1757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1759]-[.B1758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1760]-[.B17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1761]-[.B176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1762]-[.B176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1763]-[.B176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1764]-[.B17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1765]-[.B17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1766]-[.B17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1767]-[.B17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1768]-[.B17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1769]-[.B176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1770]-[.B176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1771]-[.B177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1772]-[.B17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1773]-[.B17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1774]-[.B17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1775]-[.B17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1776]-[.B17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1777]-[.B177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1778]-[.B177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1779]-[.B177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1780]-[.B17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1781]-[.B17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1782]-[.B17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1783]-[.B17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1784]-[.B17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1785]-[.B178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1786]-[.B178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1787]-[.B178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1788]-[.B17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1789]-[.B17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1790]-[.B17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1791]-[.B17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1792]-[.B17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1793]-[.B1792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1794]-[.B179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1795]-[.B179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1796]-[.B17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1797]-[.B17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1798]-[.B17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1799]-[.B17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1800]-[.B17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1801]-[.B180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1802]-[.B180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1803]-[.B180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1804]-[.B18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1805]-[.B18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1806]-[.B18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1807]-[.B18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1808]-[.B18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1809]-[.B180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1810]-[.B180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1811]-[.B181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1812]-[.B18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1813]-[.B18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1814]-[.B18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1815]-[.B18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1816]-[.B18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1817]-[.B1816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1818]-[.B181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1819]-[.B181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1820]-[.B18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1821]-[.B18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1822]-[.B18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1823]-[.B18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1824]-[.B18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1825]-[.B182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1826]-[.B182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1827]-[.B182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1828]-[.B18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1829]-[.B18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1830]-[.B18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1831]-[.B18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1832]-[.B18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1833]-[.B1832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1834]-[.B183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1835]-[.B183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1836]-[.B18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1837]-[.B18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1838]-[.B18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1839]-[.B18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1840]-[.B18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1841]-[.B184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1842]-[.B184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1843]-[.B184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1844]-[.B18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1845]-[.B18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1846]-[.B18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1847]-[.B18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1848]-[.B18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1849]-[.B184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1850]-[.B184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1851]-[.B185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1852]-[.B18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1853]-[.B18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1854]-[.B18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1855]-[.B18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1856]-[.B18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1857]-[.B185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1858]-[.B185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1859]-[.B185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1860]-[.B18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1861]-[.B18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1862]-[.B18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1863]-[.B18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1864]-[.B18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1865]-[.B186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1866]-[.B186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1867]-[.B186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1868]-[.B18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1869]-[.B18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1870]-[.B18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1871]-[.B18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1872]-[.B18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1873]-[.B1872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1874]-[.B187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1875]-[.B187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1876]-[.B18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1877]-[.B187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1878]-[.B187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1879]-[.B187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1880]-[.B18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1881]-[.B1880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1882]-[.B188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1883]-[.B188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1884]-[.B18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1885]-[.B1884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1886]-[.B1885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1887]-[.B1886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1888]-[.B18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1889]-[.B188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1890]-[.B188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1891]-[.B189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1892]-[.B18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1893]-[.B18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1894]-[.B18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1895]-[.B18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1896]-[.B18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1897]-[.B189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1898]-[.B189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1899]-[.B189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1900]-[.B18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1901]-[.B190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1902]-[.B19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1903]-[.B190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1904]-[.B19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1905]-[.B190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1906]-[.B190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1907]-[.B190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1908]-[.B19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1909]-[.B19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1910]-[.B19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1911]-[.B19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1912]-[.B19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1913]-[.B191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1914]-[.B1913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1915]-[.B191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1916]-[.B19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1917]-[.B19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1918]-[.B191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1919]-[.B19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1920]-[.B19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1921]-[.B1920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1922]-[.B192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1923]-[.B192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1924]-[.B19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1925]-[.B19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1926]-[.B19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1927]-[.B19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1928]-[.B19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1929]-[.B192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1930]-[.B192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1931]-[.B193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1932]-[.B19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1933]-[.B19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1934]-[.B19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1935]-[.B19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1936]-[.B19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1937]-[.B193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1938]-[.B193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1939]-[.B193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1940]-[.B19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1941]-[.B19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1942]-[.B194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1943]-[.B19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1944]-[.B19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1945]-[.B194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1946]-[.B194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1947]-[.B194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1948]-[.B19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1949]-[.B19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1950]-[.B19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1951]-[.B19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1952]-[.B19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1953]-[.B195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1954]-[.B195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1955]-[.B195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1956]-[.B19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1957]-[.B19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1958]-[.B19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1959]-[.B19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1960]-[.B19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1961]-[.B1960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1962]-[.B196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1963]-[.B196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1964]-[.B19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1965]-[.B19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1966]-[.B19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1967]-[.B19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1968]-[.B19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1969]-[.B196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1970]-[.B196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1971]-[.B197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1972]-[.B19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1973]-[.B19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1974]-[.B19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1975]-[.B19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1976]-[.B19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1977]-[.B1976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1978]-[.B197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1979]-[.B197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1980]-[.B19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1981]-[.B19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1982]-[.B19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1983]-[.B19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1984]-[.B19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1985]-[.B198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1986]-[.B198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1987]-[.B198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1988]-[.B19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1989]-[.B19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1990]-[.B19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1991]-[.B19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1992]-[.B19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1993]-[.B199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1994]-[.B1993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1995]-[.B1994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1996]-[.B19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1997]-[.B19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1998]-[.B19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1999]-[.B19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2000]-[.B19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2001]-[.B2000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2002]-[.B200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2003]-[.B200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2004]-[.B20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2005]-[.B20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2006]-[.B20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2007]-[.B20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2008]-[.B20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2009]-[.B2008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2010]-[.B200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2011]-[.B201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2012]-[.B20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2013]-[.B2012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2014]-[.B2013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015]-[.B2014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2016]-[.B20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2017]-[.B201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2018]-[.B201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2019]-[.B201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2020]-[.B20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2021]-[.B20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2022]-[.B20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2023]-[.B20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2024]-[.B20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2025]-[.B202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2026]-[.B202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2027]-[.B202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2028]-[.B20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2029]-[.B20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2030]-[.B20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2031]-[.B20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2032]-[.B20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2033]-[.B203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2034]-[.B203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2035]-[.B203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2036]-[.B20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2037]-[.B20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2038]-[.B20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2039]-[.B20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2040]-[.B20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2041]-[.B204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2042]-[.B204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2043]-[.B204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2044]-[.B20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2045]-[.B20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2046]-[.B20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2047]-[.B20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2048]-[.B20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2049]-[.B204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2050]-[.B204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2051]-[.B205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052]-[.B20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2053]-[.B20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2054]-[.B20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2055]-[.B20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2056]-[.B20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2057]-[.B205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2058]-[.B205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2059]-[.B205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2060]-[.B20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2061]-[.B20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2062]-[.B20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2063]-[.B20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2064]-[.B20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2065]-[.B206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2066]-[.B206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2067]-[.B206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2068]-[.B20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2069]-[.B206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2070]-[.B206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2071]-[.B207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2072]-[.B20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2073]-[.B207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2074]-[.B207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2075]-[.B207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2076]-[.B20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2077]-[.B207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2078]-[.B207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2079]-[.B207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2080]-[.B20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2081]-[.B208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2082]-[.B208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2083]-[.B208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2084]-[.B20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2085]-[.B208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2086]-[.B208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2087]-[.B20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2088]-[.B20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2089]-[.B208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2090]-[.B2089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2091]-[.B2090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2092]-[.B20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2093]-[.B209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2094]-[.B209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2095]-[.B209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2096]-[.B20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2097]-[.B2096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2098]-[.B209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2099]-[.B209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2100]-[.B20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2101]-[.B210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2102]-[.B210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2103]-[.B210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2104]-[.B21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2105]-[.B2104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2106]-[.B210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2107]-[.B210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2108]-[.B21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2109]-[.B210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2110]-[.B210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2111]-[.B21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2112]-[.B21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2113]-[.B211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2114]-[.B211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2115]-[.B211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2116]-[.B21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2117]-[.B21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2118]-[.B211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2119]-[.B21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2120]-[.B21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2121]-[.B212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2122]-[.B2121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2123]-[.B2122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2124]-[.B21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2125]-[.B21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2126]-[.B212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2127]-[.B21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2128]-[.B21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2129]-[.B2128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2130]-[.B212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2131]-[.B213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2132]-[.B21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2133]-[.B21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2134]-[.B213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2135]-[.B21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2136]-[.B21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2137]-[.B2136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2138]-[.B2137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2139]-[.B2138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2140]-[.B21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2141]-[.B2140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2142]-[.B2141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2143]-[.B2142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2144]-[.B21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2145]-[.B214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2146]-[.B214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2147]-[.B214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2148]-[.B21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2149]-[.B21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2150]-[.B214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2151]-[.B21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2152]-[.B21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2153]-[.B215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2154]-[.B215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2155]-[.B215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2156]-[.B21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2157]-[.B215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2158]-[.B215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2159]-[.B215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2160]-[.B21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2161]-[.B216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2162]-[.B216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2163]-[.B216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2164]-[.B21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2165]-[.B216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2166]-[.B216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2167]-[.B216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2168]-[.B21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2169]-[.B2168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2170]-[.B216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2171]-[.B217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2172]-[.B217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2173]-[.B217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2174]-[.B217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2175]-[.B21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2176]-[.B217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2177]-[.B217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2178]-[.B217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2179]-[.B217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2180]-[.B217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2181]-[.B218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2182]-[.B218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2183]-[.B218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2184]-[.B218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2185]-[.B218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2186]-[.B2185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2187]-[.B2186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2188]-[.B218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2189]-[.B218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2190]-[.B218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2191]-[.B219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2192]-[.B219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2193]-[.B2192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2194]-[.B219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2195]-[.B2194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2196]-[.B219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2197]-[.B219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2198]-[.B219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2199]-[.B219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2200]-[.B219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2201]-[.B2200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2202]-[.B2201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2203]-[.B2202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2204]-[.B220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2205]-[.B220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2206]-[.B220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2207]-[.B220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2208]-[.B220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2209]-[.B220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2210]-[.B220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2211]-[.B2210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2212]-[.B22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2213]-[.B22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2214]-[.B221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2215]-[.B22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2216]-[.B22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2217]-[.B221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2218]-[.B2217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2219]-[.B2218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2220]-[.B221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2221]-[.B22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2222]-[.B222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2223]-[.B22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2224]-[.B222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2225]-[.B2224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2226]-[.B2225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2227]-[.B2226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2228]-[.B22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2229]-[.B22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2230]-[.B2229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2231]-[.B22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2232]-[.B223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2233]-[.B2232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2234]-[.B2233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2235]-[.B2234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2236]-[.B223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2237]-[.B22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2238]-[.B2237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2239]-[.B22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2240]-[.B22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2241]-[.B2240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2242]-[.B224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2243]-[.B2242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2244]-[.B22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2245]-[.B22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2246]-[.B2245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2247]-[.B22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2248]-[.B22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2249]-[.B2248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2250]-[.B2249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2251]-[.B2250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2252]-[.B225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2253]-[.B225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2254]-[.B225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2255]-[.B225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2256]-[.B225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2257]-[.B2256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2258]-[.B225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2259]-[.B2258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2260]-[.B225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2261]-[.B226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2262]-[.B2261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2263]-[.B226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2264]-[.B226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2265]-[.B2264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2266]-[.B2265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2267]-[.B226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2268]-[.B226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2269]-[.B2268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2270]-[.B2269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71]-[.B2270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72]-[.B22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73]-[.B2272]"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74]-[.B22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75]-[.B227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76]-[.B227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77]-[.B227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78]-[.B22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79]-[.B22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80]-[.B22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81]-[.B22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82]-[.B22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83]-[.B22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84]-[.B228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285]-[.B228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86]-[.B228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87]-[.B228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88]-[.B228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89]-[.B228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90]-[.B228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91]-[.B22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92]-[.B229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93]-[.B229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94]-[.B229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95]-[.B229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96]-[.B229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97]-[.B229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98]-[.B229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2299]-[.B2298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2300]-[.B229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2301]-[.B230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2302]-[.B230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2303]-[.B230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2304]-[.B23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2305]-[.B230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2306]-[.B23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2307]-[.B230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2308]-[.B230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2309]-[.B230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2310]-[.B230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2311]-[.B231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2312]-[.B23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2313]-[.B231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2314]-[.B23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2315]-[.B231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2316]-[.B231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2317]-[.B231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2318]-[.B231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2319]-[.B231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2320]-[.B23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2321]-[.B232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2322]-[.B23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2323]-[.B232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2324]-[.B232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2325]-[.B232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2326]-[.B232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2327]-[.B232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2328]-[.B23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2329]-[.B232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2330]-[.B23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2331]-[.B233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2332]-[.B233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2333]-[.B233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2334]-[.B233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2335]-[.B233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2336]-[.B23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2337]-[.B233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2338]-[.B23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2339]-[.B233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2340]-[.B233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2341]-[.B234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2342]-[.B234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2343]-[.B234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2344]-[.B23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2345]-[.B234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2346]-[.B23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2347]-[.B234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2348]-[.B234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2349]-[.B234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2350]-[.B234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2351]-[.B235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2352]-[.B23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2353]-[.B235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2354]-[.B23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2355]-[.B235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2356]-[.B235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2357]-[.B235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2358]-[.B235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2359]-[.B235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2360]-[.B23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2361]-[.B236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2362]-[.B23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2363]-[.B236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2364]-[.B236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2365]-[.B236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2366]-[.B236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2367]-[.B236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2368]-[.B23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2369]-[.B236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2370]-[.B23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2371]-[.B237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2372]-[.B237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2373]-[.B237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2374]-[.B237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2375]-[.B237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2376]-[.B23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2377]-[.B237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2378]-[.B23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2379]-[.B237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2380]-[.B237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2381]-[.B238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2382]-[.B238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2383]-[.B238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2384]-[.B23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2385]-[.B238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2386]-[.B23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2387]-[.B238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2388]-[.B238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2389]-[.B238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2390]-[.B238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2391]-[.B239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2392]-[.B23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2393]-[.B239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2394]-[.B23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2395]-[.B239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2396]-[.B239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2397]-[.B239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2398]-[.B239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2399]-[.B239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2400]-[.B23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2401]-[.B240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2402]-[.B24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2403]-[.B240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2404]-[.B240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2405]-[.B240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2406]-[.B240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2407]-[.B240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2408]-[.B24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2409]-[.B240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2410]-[.B24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2411]-[.B241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2412]-[.B241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2413]-[.B241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2414]-[.B241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2415]-[.B241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2416]-[.B24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2417]-[.B241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2418]-[.B24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2419]-[.B241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2420]-[.B2419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2421]-[.B242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2422]-[.B242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2423]-[.B242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2424]-[.B2423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2425]-[.B2424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426]-[.B2425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2427]-[.B242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2428]-[.B242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2429]-[.B242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2430]-[.B242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2431]-[.B243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2432]-[.B24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2433]-[.B243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2434]-[.B24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2435]-[.B243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2436]-[.B243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2437]-[.B243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2438]-[.B243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2439]-[.B243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2440]-[.B24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2441]-[.B244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2442]-[.B24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2443]-[.B244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2444]-[.B244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2445]-[.B244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2446]-[.B244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2447]-[.B244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2448]-[.B24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2449]-[.B244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2450]-[.B24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2451]-[.B245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2452]-[.B245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2453]-[.B245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2454]-[.B245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2455]-[.B245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2456]-[.B24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2457]-[.B245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2458]-[.B24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2459]-[.B245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2460]-[.B245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2461]-[.B246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2462]-[.B246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463]-[.B246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2464]-[.B24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2465]-[.B246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2466]-[.B24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2467]-[.B246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2468]-[.B246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2469]-[.B246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2470]-[.B246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2471]-[.B247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2472]-[.B24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2473]-[.B247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2474]-[.B24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2475]-[.B247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2476]-[.B247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2477]-[.B247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2478]-[.B247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2479]-[.B247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2480]-[.B24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2481]-[.B248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2482]-[.B24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2483]-[.B248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2484]-[.B248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2485]-[.B248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2486]-[.B248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2487]-[.B248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2488]-[.B24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2489]-[.B248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2490]-[.B24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2491]-[.B249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2492]-[.B249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2493]-[.B249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2494]-[.B249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2495]-[.B249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2496]-[.B24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2497]-[.B249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2498]-[.B24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2499]-[.B249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2500]-[.B249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2501]-[.B250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2502]-[.B250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2503]-[.B250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2504]-[.B25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2505]-[.B250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2506]-[.B25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2507]-[.B250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2508]-[.B250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2509]-[.B250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2510]-[.B250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2511]-[.B251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2512]-[.B25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2513]-[.B251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2514]-[.B25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2515]-[.B251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2516]-[.B251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2517]-[.B251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2518]-[.B251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2519]-[.B251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2520]-[.B25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2521]-[.B252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2522]-[.B25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2523]-[.B252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2524]-[.B252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2525]-[.B252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2526]-[.B252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2527]-[.B252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2528]-[.B25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2529]-[.B252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2530]-[.B25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2531]-[.B253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2532]-[.B253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2533]-[.B253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2534]-[.B253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2535]-[.B253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2536]-[.B25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2537]-[.B253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2538]-[.B25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2539]-[.B253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2540]-[.B253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2541]-[.B254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2542]-[.B254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2543]-[.B254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2544]-[.B25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2545]-[.B254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2546]-[.B25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47]-[.B2546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48]-[.B25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49]-[.B25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0]-[.B25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1]-[.B25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2]-[.B25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3]-[.B25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4]-[.B25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5]-[.B25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6]-[.B25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7]-[.B25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8]-[.B255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2559]-[.B255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0]-[.B255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1]-[.B25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2]-[.B25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3]-[.B25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4]-[.B25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5]-[.B25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6]-[.B256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7]-[.B256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8]-[.B25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69]-[.B256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70]-[.B25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71]-[.B25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72]-[.B25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2573]-[.B2572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2574]-[.B257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2575]-[.B257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2576]-[.B257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2577]-[.B25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2578]-[.B25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2579]-[.B25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2580]-[.B25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2581]-[.B25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2582]-[.B258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2583]-[.B258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2584]-[.B258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2585]-[.B25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2586]-[.B25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2587]-[.B25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2588]-[.B25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2589]-[.B25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2590]-[.B258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2591]-[.B259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2592]-[.B259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2593]-[.B25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2594]-[.B25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2595]-[.B25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2596]-[.B25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2597]-[.B25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2598]-[.B259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2599]-[.B259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2600]-[.B259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2601]-[.B26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2602]-[.B26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2603]-[.B26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2604]-[.B26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2605]-[.B26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2606]-[.B260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2607]-[.B260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2608]-[.B260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2609]-[.B26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2610]-[.B26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2611]-[.B26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2612]-[.B26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2613]-[.B26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2614]-[.B261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2615]-[.B261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2616]-[.B261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2617]-[.B26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2618]-[.B26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2619]-[.B26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2620]-[.B26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2621]-[.B26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2622]-[.B262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2623]-[.B262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2624]-[.B262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2625]-[.B26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2626]-[.B26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2627]-[.B26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2628]-[.B26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2629]-[.B26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2630]-[.B262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2631]-[.B263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2632]-[.B263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2633]-[.B26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2634]-[.B26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2635]-[.B26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2636]-[.B26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2637]-[.B26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2638]-[.B263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2639]-[.B263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2640]-[.B263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2641]-[.B26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2642]-[.B26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2643]-[.B26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2644]-[.B26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2645]-[.B26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2646]-[.B264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2647]-[.B264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2648]-[.B264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2649]-[.B26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2650]-[.B26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2651]-[.B26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2652]-[.B26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2653]-[.B26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2654]-[.B265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2655]-[.B265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2656]-[.B265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2657]-[.B26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2658]-[.B26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2659]-[.B26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2660]-[.B26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2661]-[.B26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2662]-[.B266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2663]-[.B266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2664]-[.B266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2665]-[.B26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2666]-[.B26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2667]-[.B26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2668]-[.B26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2669]-[.B26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2670]-[.B266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2671]-[.B267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2672]-[.B267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2673]-[.B26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2674]-[.B26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2675]-[.B26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2676]-[.B26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2677]-[.B26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2678]-[.B267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2679]-[.B267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2680]-[.B267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2681]-[.B26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2682]-[.B26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2683]-[.B26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2684]-[.B26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2685]-[.B26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2686]-[.B268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2687]-[.B268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2688]-[.B268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2689]-[.B26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2690]-[.B26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2691]-[.B26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2692]-[.B26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2693]-[.B26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2694]-[.B2693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2695]-[.B269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2696]-[.B269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2697]-[.B26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2698]-[.B2697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2699]-[.B2698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700]-[.B2699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2701]-[.B27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2702]-[.B270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2703]-[.B270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2704]-[.B270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2705]-[.B27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2706]-[.B27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2707]-[.B27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2708]-[.B27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2709]-[.B27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2710]-[.B270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2711]-[.B271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2712]-[.B271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2713]-[.B27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2714]-[.B27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2715]-[.B27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2716]-[.B27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2717]-[.B27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2718]-[.B271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2719]-[.B271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2720]-[.B271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2721]-[.B27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2722]-[.B27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2723]-[.B27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2724]-[.B27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2725]-[.B27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2726]-[.B272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2727]-[.B272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2728]-[.B272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2729]-[.B27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2730]-[.B27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2731]-[.B27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2732]-[.B27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2733]-[.B27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2734]-[.B273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2735]-[.B273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2736]-[.B273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737]-[.B27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2738]-[.B27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2739]-[.B27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2740]-[.B27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2741]-[.B27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2742]-[.B274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2743]-[.B274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2744]-[.B274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2745]-[.B27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2746]-[.B27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2747]-[.B27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2748]-[.B27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2749]-[.B27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2750]-[.B274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2751]-[.B275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2752]-[.B275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2753]-[.B27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2754]-[.B27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2755]-[.B27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2756]-[.B27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2757]-[.B27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2758]-[.B275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2759]-[.B275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2760]-[.B275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2761]-[.B27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2762]-[.B27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2763]-[.B27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2764]-[.B27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2765]-[.B27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2766]-[.B276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2767]-[.B276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2768]-[.B276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2769]-[.B27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2770]-[.B27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2771]-[.B277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2772]-[.B27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2773]-[.B27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2774]-[.B277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2775]-[.B277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2776]-[.B277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2777]-[.B27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2778]-[.B27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2779]-[.B27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2780]-[.B27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2781]-[.B27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2782]-[.B278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2783]-[.B278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2784]-[.B278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2785]-[.B27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2786]-[.B27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2787]-[.B27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2788]-[.B27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2789]-[.B27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2790]-[.B278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2791]-[.B279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2792]-[.B279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2793]-[.B27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2794]-[.B27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2795]-[.B27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2796]-[.B27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2797]-[.B27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2798]-[.B279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2799]-[.B279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2800]-[.B279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2801]-[.B28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2802]-[.B28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2803]-[.B28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2804]-[.B28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2805]-[.B28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2806]-[.B280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2807]-[.B280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2808]-[.B280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2809]-[.B28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2810]-[.B28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2811]-[.B28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2812]-[.B28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2813]-[.B28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2814]-[.B281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2815]-[.B281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2816]-[.B281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2817]-[.B28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2818]-[.B28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2819]-[.B28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2820]-[.B28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2821]-[.B28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2822]-[.B2821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2823]-[.B282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2824]-[.B282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2825]-[.B28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2826]-[.B2825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2827]-[.B2826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2828]-[.B2827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2829]-[.B28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2830]-[.B282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2831]-[.B283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2832]-[.B283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2833]-[.B28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2834]-[.B28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2835]-[.B28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2836]-[.B28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2837]-[.B28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2838]-[.B283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2839]-[.B283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2840]-[.B283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2841]-[.B28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2842]-[.B28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2843]-[.B28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2844]-[.B28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2845]-[.B28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2846]-[.B284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2847]-[.B284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2848]-[.B284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2849]-[.B28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2850]-[.B28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2851]-[.B28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2852]-[.B28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2853]-[.B28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2854]-[.B285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2855]-[.B285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2856]-[.B285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2857]-[.B28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2858]-[.B28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2859]-[.B28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2860]-[.B28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2861]-[.B28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2862]-[.B286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2863]-[.B286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2864]-[.B286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2865]-[.B28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2866]-[.B28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2867]-[.B28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2868]-[.B28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2869]-[.B28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2870]-[.B286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2871]-[.B287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2872]-[.B287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2873]-[.B28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2874]-[.B28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2875]-[.B28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2876]-[.B28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2877]-[.B28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2878]-[.B287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2879]-[.B287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2880]-[.B287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2881]-[.B28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2882]-[.B28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2883]-[.B28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2884]-[.B28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2885]-[.B28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2886]-[.B288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2887]-[.B288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2888]-[.B288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2889]-[.B28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2890]-[.B28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2891]-[.B28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2892]-[.B28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2893]-[.B28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2894]-[.B289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2895]-[.B289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2896]-[.B289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2897]-[.B28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2898]-[.B28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2899]-[.B28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2900]-[.B28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2901]-[.B29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2902]-[.B290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2903]-[.B290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2904]-[.B290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2905]-[.B29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2906]-[.B29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2907]-[.B29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2908]-[.B29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2909]-[.B29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2910]-[.B290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2911]-[.B291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2912]-[.B291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2913]-[.B29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2914]-[.B29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2915]-[.B29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2916]-[.B29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2917]-[.B29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2918]-[.B291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2919]-[.B291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2920]-[.B291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2921]-[.B29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2922]-[.B29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2923]-[.B29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2924]-[.B29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2925]-[.B29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2926]-[.B292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2927]-[.B292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2928]-[.B292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2929]-[.B29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2930]-[.B29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2931]-[.B29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2932]-[.B29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2933]-[.B29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2934]-[.B293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2935]-[.B293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2936]-[.B293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2937]-[.B29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2938]-[.B29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2939]-[.B29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2940]-[.B29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2941]-[.B29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2942]-[.B294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2943]-[.B29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2944]-[.B294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2945]-[.B29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2946]-[.B29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2947]-[.B29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2948]-[.B29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2949]-[.B29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2950]-[.B2949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2951]-[.B295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2952]-[.B295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2953]-[.B29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2954]-[.B2953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2955]-[.B2954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956]-[.B2955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2957]-[.B29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2958]-[.B295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2959]-[.B295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2960]-[.B295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2961]-[.B29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2962]-[.B29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2963]-[.B29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2964]-[.B29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2965]-[.B29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2966]-[.B296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2967]-[.B296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2968]-[.B296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2969]-[.B29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2970]-[.B29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2971]-[.B297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2972]-[.B29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2973]-[.B29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2974]-[.B297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2975]-[.B297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2976]-[.B297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2977]-[.B29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2978]-[.B29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2979]-[.B29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2980]-[.B29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2981]-[.B29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2982]-[.B298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2983]-[.B298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2984]-[.B298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2985]-[.B29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2986]-[.B29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2987]-[.B29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2988]-[.B29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2989]-[.B29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2990]-[.B298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2991]-[.B299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2992]-[.B299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993]-[.B29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2994]-[.B29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2995]-[.B29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2996]-[.B29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2997]-[.B29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2998]-[.B299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2999]-[.B299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3000]-[.B299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3001]-[.B30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3002]-[.B30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3003]-[.B30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3004]-[.B30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3005]-[.B30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3006]-[.B300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3007]-[.B300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3008]-[.B300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3009]-[.B30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3010]-[.B30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3011]-[.B30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3012]-[.B30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3013]-[.B30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3014]-[.B301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3015]-[.B301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3016]-[.B301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3017]-[.B30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3018]-[.B30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3019]-[.B30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3020]-[.B30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3021]-[.B30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3022]-[.B302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3023]-[.B302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3024]-[.B302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3025]-[.B30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3026]-[.B30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3027]-[.B30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3028]-[.B30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3029]-[.B30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3030]-[.B302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3031]-[.B303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3032]-[.B303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3033]-[.B30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3034]-[.B30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3035]-[.B30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3036]-[.B30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3037]-[.B30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3038]-[.B303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3039]-[.B303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3040]-[.B303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3041]-[.B30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3042]-[.B30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3043]-[.B30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3044]-[.B30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3045]-[.B30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3046]-[.B304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3047]-[.B304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3048]-[.B304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3049]-[.B30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3050]-[.B30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3051]-[.B30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3052]-[.B30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3053]-[.B30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3054]-[.B305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3055]-[.B305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3056]-[.B305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3057]-[.B30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3058]-[.B30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3059]-[.B30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3060]-[.B30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3061]-[.B30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3062]-[.B306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3063]-[.B306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3064]-[.B306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3065]-[.B30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3066]-[.B30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3067]-[.B30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3068]-[.B30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3069]-[.B30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3070]-[.B306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3071]-[.B307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3072]-[.B307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3073]-[.B30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3074]-[.B30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3075]-[.B30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3076]-[.B30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3077]-[.B30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3078]-[.B3077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3079]-[.B307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3080]-[.B307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3081]-[.B30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3082]-[.B3081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3083]-[.B3082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3084]-[.B3083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3085]-[.B30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3086]-[.B308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3087]-[.B308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3088]-[.B308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3089]-[.B30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3090]-[.B30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3091]-[.B30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3092]-[.B30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3093]-[.B30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3094]-[.B309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3095]-[.B309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3096]-[.B309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3097]-[.B30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3098]-[.B30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3099]-[.B30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3100]-[.B30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3101]-[.B31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3102]-[.B310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3103]-[.B310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3104]-[.B310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3105]-[.B31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3106]-[.B31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3107]-[.B31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3108]-[.B31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3109]-[.B31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3110]-[.B310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3111]-[.B311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3112]-[.B311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3113]-[.B31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3114]-[.B31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3115]-[.B31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3116]-[.B31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3117]-[.B31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3118]-[.B3117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3119]-[.B311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120]-[.B311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3121]-[.B31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3122]-[.B31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3123]-[.B31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3124]-[.B31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3125]-[.B31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3126]-[.B312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3127]-[.B312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3128]-[.B312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3129]-[.B31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3130]-[.B31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3131]-[.B31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3132]-[.B31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3133]-[.B31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3134]-[.B313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3135]-[.B313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3136]-[.B313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3137]-[.B31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3138]-[.B31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3139]-[.B31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3140]-[.B31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3141]-[.B31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3142]-[.B314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3143]-[.B314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3144]-[.B314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3145]-[.B31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3146]-[.B31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3147]-[.B31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3148]-[.B31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3149]-[.B31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3150]-[.B314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3151]-[.B315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3152]-[.B315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3153]-[.B31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3154]-[.B31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3155]-[.B31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3156]-[.B31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3157]-[.B31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3158]-[.B3157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3159]-[.B315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3160]-[.B315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3161]-[.B31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3162]-[.B31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3163]-[.B31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3164]-[.B31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3165]-[.B31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3166]-[.B316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3167]-[.B316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3168]-[.B316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3169]-[.B31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3170]-[.B31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3171]-[.B317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3172]-[.B31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3173]-[.B31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3174]-[.B317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3175]-[.B317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3176]-[.B317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3177]-[.B31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3178]-[.B31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3179]-[.B31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3180]-[.B31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3181]-[.B31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3182]-[.B318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3183]-[.B318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3184]-[.B318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3185]-[.B31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3186]-[.B31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3187]-[.B31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3188]-[.B31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3189]-[.B31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3190]-[.B318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3191]-[.B319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3192]-[.B319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3193]-[.B31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3194]-[.B31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3195]-[.B31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3196]-[.B31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3197]-[.B31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3198]-[.B3197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3199]-[.B319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3200]-[.B319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3201]-[.B32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3202]-[.B32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3203]-[.B32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3204]-[.B32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3205]-[.B32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3206]-[.B3205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3207]-[.B320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3208]-[.B320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3209]-[.B32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3210]-[.B3209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3211]-[.B3210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3212]-[.B3211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3213]-[.B32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3214]-[.B321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3215]-[.B321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3216]-[.B321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3217]-[.B32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3218]-[.B32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3219]-[.B32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3220]-[.B32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3221]-[.B32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3222]-[.B322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3223]-[.B322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3224]-[.B322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3225]-[.B32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3226]-[.B32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3227]-[.B32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3228]-[.B32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3229]-[.B32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3230]-[.B322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3231]-[.B323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3232]-[.B323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3233]-[.B32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3234]-[.B32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3235]-[.B32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3236]-[.B32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3237]-[.B32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3238]-[.B323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3239]-[.B323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3240]-[.B323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3241]-[.B32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3242]-[.B32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3243]-[.B32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3244]-[.B32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3245]-[.B32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3246]-[.B324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3247]-[.B324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3248]-[.B324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3249]-[.B32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3250]-[.B32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3251]-[.B32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3252]-[.B32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3253]-[.B32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3254]-[.B325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3255]-[.B325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3256]-[.B325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3257]-[.B32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3258]-[.B32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3259]-[.B32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3260]-[.B32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3261]-[.B32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3262]-[.B326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3263]-[.B326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3264]-[.B326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3265]-[.B32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3266]-[.B32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3267]-[.B32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3268]-[.B32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3269]-[.B32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3270]-[.B326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3271]-[.B327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3272]-[.B327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3273]-[.B32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3274]-[.B32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3275]-[.B32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3276]-[.B32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3277]-[.B32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3278]-[.B327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3279]-[.B327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3280]-[.B327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3281]-[.B32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3282]-[.B32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3283]-[.B32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3284]-[.B32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3285]-[.B32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3286]-[.B328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3287]-[.B328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3288]-[.B328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3289]-[.B32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3290]-[.B32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3291]-[.B32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3292]-[.B32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3293]-[.B32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3294]-[.B329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3295]-[.B329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3296]-[.B329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3297]-[.B32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3298]-[.B32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3299]-[.B32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3300]-[.B32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3301]-[.B33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3302]-[.B330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3303]-[.B330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3304]-[.B330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3305]-[.B33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3306]-[.B33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3307]-[.B33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3308]-[.B33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3309]-[.B33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3310]-[.B330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3311]-[.B331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3312]-[.B331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3313]-[.B33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3314]-[.B33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3315]-[.B33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3316]-[.B33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3317]-[.B33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3318]-[.B331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3319]-[.B331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3320]-[.B331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3321]-[.B33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3322]-[.B33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3323]-[.B33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3324]-[.B33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3325]-[.B33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3326]-[.B332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table:formula="of:=[.B3327]-[.B332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B3328]-[.B332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table:formula="of:=[.B3329]-[.B33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table:formula="of:=[.B3330]-[.B33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table:formula="of:=[.B3331]-[.B33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table:formula="of:=[.B3332]-[.B33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formula="of:=[.B3333]-[.B33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1" calcext:value-type="float">
            <text:p>141</text:p>
          </table:table-cell>
          <table:table-cell table:formula="of:=[.B3334]-[.B3333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4" calcext:value-type="float">
            <text:p>54</text:p>
          </table:table-cell>
          <table:table-cell table:formula="of:=[.B3335]-[.B333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formula="of:=[.B3336]-[.B333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table:formula="of:=[.B3337]-[.B33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B3338]-[.B3337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formula="of:=[.B3339]-[.B3338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3340]-[.B3339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3341]-[.B33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3342]-[.B334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3343]-[.B33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3344]-[.B334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3345]-[.B33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3346]-[.B33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3347]-[.B33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3348]-[.B33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3349]-[.B33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3350]-[.B334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3351]-[.B335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3352]-[.B335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3353]-[.B33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3354]-[.B33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3355]-[.B33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3356]-[.B33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3357]-[.B33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3358]-[.B335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3359]-[.B335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3360]-[.B335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3361]-[.B33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3362]-[.B33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3363]-[.B33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3364]-[.B33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3365]-[.B33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3366]-[.B336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67]-[.B3366]" office:value-type="float" office:value="-109" calcext:value-type="float">
            <text:p>-10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68]-[.B33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69]-[.B336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0]-[.B33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1]-[.B33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2]-[.B33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3]-[.B337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4]-[.B33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5]-[.B337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6]-[.B337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7]-[.B337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8]-[.B33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3379]-[.B33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0]-[.B33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1]-[.B33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2]-[.B33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3]-[.B33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4]-[.B338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5]-[.B338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6]-[.B338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7]-[.B338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8]-[.B338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89]-[.B338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90]-[.B338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91]-[.B33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392]-[.B339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3393]-[.B3392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[.B3394]-[.B339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3395]-[.B339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[.B3396]-[.B339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[.B3397]-[.B33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3398]-[.B33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B3399]-[.B33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[.B3400]-[.B33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B3401]-[.B34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3402]-[.B340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table:formula="of:=[.B3403]-[.B340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[.B3404]-[.B340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[.B3405]-[.B34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[.B3406]-[.B34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3407]-[.B34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3408]-[.B34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3409]-[.B34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3410]-[.B340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3411]-[.B341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3412]-[.B341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3413]-[.B34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3414]-[.B34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3415]-[.B34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3416]-[.B34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3417]-[.B34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3418]-[.B341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3419]-[.B341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table:formula="of:=[.B3420]-[.B341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table:formula="of:=[.B3421]-[.B34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table:formula="of:=[.B3422]-[.B34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table:formula="of:=[.B3423]-[.B34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table:formula="of:=[.B3424]-[.B34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table:formula="of:=[.B3425]-[.B34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B3426]-[.B342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[.B3427]-[.B342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B3428]-[.B342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B3429]-[.B34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B3430]-[.B34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[.B3431]-[.B34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B3432]-[.B34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[.B3433]-[.B34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3434]-[.B343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formula="of:=[.B3435]-[.B343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[.B3436]-[.B343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[.B3437]-[.B34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B3438]-[.B34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3439]-[.B34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3440]-[.B34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3441]-[.B34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3442]-[.B344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3443]-[.B34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3444]-[.B344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3445]-[.B34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3446]-[.B34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3447]-[.B34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3448]-[.B34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3449]-[.B34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formula="of:=[.B3450]-[.B344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table:formula="of:=[.B3451]-[.B345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formula="of:=[.B3452]-[.B345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formula="of:=[.B3453]-[.B34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formula="of:=[.B3454]-[.B34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3455]-[.B34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table:formula="of:=[.B3456]-[.B34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formula="of:=[.B3457]-[.B34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table:formula="of:=[.B3458]-[.B345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table:formula="of:=[.B3459]-[.B345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table:formula="of:=[.B3460]-[.B345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3461]-[.B34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formula="of:=[.B3462]-[.B34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table:formula="of:=[.B3463]-[.B34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table:formula="of:=[.B3464]-[.B34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formula="of:=[.B3465]-[.B34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B3466]-[.B346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formula="of:=[.B3467]-[.B346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B3468]-[.B346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formula="of:=[.B3469]-[.B34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formula="of:=[.B3470]-[.B34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[.B3471]-[.B347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table:formula="of:=[.B3472]-[.B34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3473]-[.B34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table:formula="of:=[.B3474]-[.B347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B3475]-[.B347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formula="of:=[.B3476]-[.B347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table:formula="of:=[.B3477]-[.B34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3478]-[.B34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formula="of:=[.B3479]-[.B34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formula="of:=[.B3480]-[.B34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formula="of:=[.B3481]-[.B34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3482]-[.B348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3483]-[.B348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3484]-[.B348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3485]-[.B34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formula="of:=[.B3486]-[.B34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formula="of:=[.B3487]-[.B34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B3488]-[.B34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B3489]-[.B34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table:formula="of:=[.B3490]-[.B348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formula="of:=[.B3491]-[.B349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formula="of:=[.B3492]-[.B349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formula="of:=[.B3493]-[.B34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table:formula="of:=[.B3494]-[.B34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formula="of:=[.B3495]-[.B34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[.B3496]-[.B34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formula="of:=[.B3497]-[.B34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table:formula="of:=[.B3498]-[.B349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table:formula="of:=[.B3499]-[.B349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formula="of:=[.B3500]-[.B349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formula="of:=[.B3501]-[.B35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table:formula="of:=[.B3502]-[.B35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formula="of:=[.B3503]-[.B35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[.B3504]-[.B35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table:formula="of:=[.B3505]-[.B35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table:formula="of:=[.B3506]-[.B350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6" calcext:value-type="float">
            <text:p>46</text:p>
          </table:table-cell>
          <table:table-cell table:formula="of:=[.B3507]-[.B350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formula="of:=[.B3508]-[.B350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table:formula="of:=[.B3509]-[.B35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formula="of:=[.B3510]-[.B35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formula="of:=[.B3511]-[.B35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table:formula="of:=[.B3512]-[.B35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formula="of:=[.B3513]-[.B35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[.B3514]-[.B3513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table:formula="of:=[.B3515]-[.B351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[.B3516]-[.B351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formula="of:=[.B3517]-[.B35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table:formula="of:=[.B3518]-[.B3517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table:formula="of:=[.B3519]-[.B3518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3520]-[.B3519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[.B3521]-[.B35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" calcext:value-type="float">
            <text:p>53</text:p>
          </table:table-cell>
          <table:table-cell table:formula="of:=[.B3522]-[.B352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table:formula="of:=[.B3523]-[.B352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table:formula="of:=[.B3524]-[.B352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table:formula="of:=[.B3525]-[.B35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formula="of:=[.B3526]-[.B35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[.B3527]-[.B35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table:formula="of:=[.B3528]-[.B35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table:formula="of:=[.B3529]-[.B35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table:formula="of:=[.B3530]-[.B352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formula="of:=[.B3531]-[.B353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B3532]-[.B353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table:formula="of:=[.B3533]-[.B35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table:formula="of:=[.B3534]-[.B35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table:formula="of:=[.B3535]-[.B35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formula="of:=[.B3536]-[.B35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table:formula="of:=[.B3537]-[.B35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table:formula="of:=[.B3538]-[.B353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3539]-[.B353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1" calcext:value-type="float">
            <text:p>131</text:p>
          </table:table-cell>
          <table:table-cell table:formula="of:=[.B3540]-[.B353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formula="of:=[.B3541]-[.B35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table:formula="of:=[.B3542]-[.B35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table:formula="of:=[.B3543]-[.B35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5" calcext:value-type="float">
            <text:p>135</text:p>
          </table:table-cell>
          <table:table-cell table:formula="of:=[.B3544]-[.B35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6" calcext:value-type="float">
            <text:p>136</text:p>
          </table:table-cell>
          <table:table-cell table:formula="of:=[.B3545]-[.B35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[.B3546]-[.B354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table:formula="of:=[.B3547]-[.B354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" calcext:value-type="float">
            <text:p>107</text:p>
          </table:table-cell>
          <table:table-cell table:formula="of:=[.B3548]-[.B354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table:formula="of:=[.B3549]-[.B35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[.B3550]-[.B35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table:formula="of:=[.B3551]-[.B35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table:formula="of:=[.B3552]-[.B35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2" calcext:value-type="float">
            <text:p>112</text:p>
          </table:table-cell>
          <table:table-cell table:formula="of:=[.B3553]-[.B35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B3554]-[.B355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[.B3555]-[.B355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[.B3556]-[.B355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3557]-[.B35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[.B3558]-[.B35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table:formula="of:=[.B3559]-[.B35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table:formula="of:=[.B3560]-[.B35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B3561]-[.B35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formula="of:=[.B3562]-[.B356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table:formula="of:=[.B3563]-[.B356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formula="of:=[.B3564]-[.B356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table:formula="of:=[.B3565]-[.B35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table:formula="of:=[.B3566]-[.B35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[.B3567]-[.B35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table:formula="of:=[.B3568]-[.B35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formula="of:=[.B3569]-[.B35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" calcext:value-type="float">
            <text:p>101</text:p>
          </table:table-cell>
          <table:table-cell table:formula="of:=[.B3570]-[.B356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table:formula="of:=[.B3571]-[.B357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table:formula="of:=[.B3572]-[.B357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formula="of:=[.B3573]-[.B35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5" calcext:value-type="float">
            <text:p>105</text:p>
          </table:table-cell>
          <table:table-cell table:formula="of:=[.B3574]-[.B35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table:formula="of:=[.B3575]-[.B35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table:formula="of:=[.B3576]-[.B35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table:formula="of:=[.B3577]-[.B35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table:formula="of:=[.B3578]-[.B357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" calcext:value-type="float">
            <text:p>118</text:p>
          </table:table-cell>
          <table:table-cell table:formula="of:=[.B3579]-[.B357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5" calcext:value-type="float">
            <text:p>75</text:p>
          </table:table-cell>
          <table:table-cell table:formula="of:=[.B3580]-[.B357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" calcext:value-type="float">
            <text:p>76</text:p>
          </table:table-cell>
          <table:table-cell table:formula="of:=[.B3581]-[.B35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1" calcext:value-type="float">
            <text:p>81</text:p>
          </table:table-cell>
          <table:table-cell table:formula="of:=[.B3582]-[.B35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table:formula="of:=[.B3583]-[.B35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formula="of:=[.B3584]-[.B35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formula="of:=[.B3585]-[.B35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table:formula="of:=[.B3586]-[.B358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6" calcext:value-type="float">
            <text:p>126</text:p>
          </table:table-cell>
          <table:table-cell table:formula="of:=[.B3587]-[.B358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" calcext:value-type="float">
            <text:p>115</text:p>
          </table:table-cell>
          <table:table-cell table:formula="of:=[.B3588]-[.B358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6" calcext:value-type="float">
            <text:p>116</text:p>
          </table:table-cell>
          <table:table-cell table:formula="of:=[.B3589]-[.B35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table:formula="of:=[.B3590]-[.B35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formula="of:=[.B3591]-[.B35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table:formula="of:=[.B3592]-[.B35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table:formula="of:=[.B3593]-[.B35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B3594]-[.B359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table:formula="of:=[.B3595]-[.B359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table:formula="of:=[.B3596]-[.B359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table:formula="of:=[.B3597]-[.B35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table:formula="of:=[.B3598]-[.B35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table:formula="of:=[.B3599]-[.B35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table:formula="of:=[.B3600]-[.B35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formula="of:=[.B3601]-[.B36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3602]-[.B360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table:formula="of:=[.B3603]-[.B360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table:formula="of:=[.B3604]-[.B360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table:formula="of:=[.B3605]-[.B36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table:formula="of:=[.B3606]-[.B36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[.B3607]-[.B36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table:formula="of:=[.B3608]-[.B36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table:formula="of:=[.B3609]-[.B36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table:formula="of:=[.B3610]-[.B360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" calcext:value-type="float">
            <text:p>86</text:p>
          </table:table-cell>
          <table:table-cell table:formula="of:=[.B3611]-[.B361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table:formula="of:=[.B3612]-[.B361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formula="of:=[.B3613]-[.B36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table:formula="of:=[.B3614]-[.B36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table:formula="of:=[.B3615]-[.B36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7" calcext:value-type="float">
            <text:p>47</text:p>
          </table:table-cell>
          <table:table-cell table:formula="of:=[.B3616]-[.B36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" calcext:value-type="float">
            <text:p>48</text:p>
          </table:table-cell>
          <table:table-cell table:formula="of:=[.B3617]-[.B36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" calcext:value-type="float">
            <text:p>85</text:p>
          </table:table-cell>
          <table:table-cell table:formula="of:=[.B3618]-[.B361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4" calcext:value-type="float">
            <text:p>94</text:p>
          </table:table-cell>
          <table:table-cell table:formula="of:=[.B3619]-[.B361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3" calcext:value-type="float">
            <text:p>83</text:p>
          </table:table-cell>
          <table:table-cell table:formula="of:=[.B3620]-[.B361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table:formula="of:=[.B3621]-[.B36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9" calcext:value-type="float">
            <text:p>89</text:p>
          </table:table-cell>
          <table:table-cell table:formula="of:=[.B3622]-[.B36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2" calcext:value-type="float">
            <text:p>82</text:p>
          </table:table-cell>
          <table:table-cell table:formula="of:=[.B3623]-[.B36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table:formula="of:=[.B3624]-[.B36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table:formula="of:=[.B3625]-[.B36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5" calcext:value-type="float">
            <text:p>125</text:p>
          </table:table-cell>
          <table:table-cell table:formula="of:=[.B3626]-[.B362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B3627]-[.B362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3" calcext:value-type="float">
            <text:p>123</text:p>
          </table:table-cell>
          <table:table-cell table:formula="of:=[.B3628]-[.B362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table:formula="of:=[.B3629]-[.B36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9" calcext:value-type="float">
            <text:p>129</text:p>
          </table:table-cell>
          <table:table-cell table:formula="of:=[.B3630]-[.B36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  <table:table-cell table:formula="of:=[.B3631]-[.B36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7" calcext:value-type="float">
            <text:p>127</text:p>
          </table:table-cell>
          <table:table-cell table:formula="of:=[.B3632]-[.B36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8" calcext:value-type="float">
            <text:p>128</text:p>
          </table:table-cell>
          <table:table-cell table:formula="of:=[.B3633]-[.B36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7" calcext:value-type="float">
            <text:p>37</text:p>
          </table:table-cell>
          <table:table-cell table:formula="of:=[.B3634]-[.B363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table:formula="of:=[.B3635]-[.B3634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table:formula="of:=[.B3636]-[.B363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table:formula="of:=[.B3637]-[.B36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table:formula="of:=[.B3638]-[.B36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" calcext:value-type="float">
            <text:p>24</text:p>
          </table:table-cell>
          <table:table-cell table:formula="of:=[.B3639]-[.B36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table:formula="of:=[.B3640]-[.B36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3641]-[.B36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table:formula="of:=[.B3642]-[.B3641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[.B3643]-[.B364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9" calcext:value-type="float">
            <text:p>129</text:p>
          </table:table-cell>
          <table:table-cell table:formula="of:=[.B3644]-[.B364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table:formula="of:=[.B3645]-[.B36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[.B3646]-[.B3645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B3647]-[.B3646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3648]-[.B3647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649]-[.B36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[.B3650]-[.B364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[.B3651]-[.B3650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B3652]-[.B365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3653]-[.B36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B3654]-[.B36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B3655]-[.B36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3656]-[.B36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[.B3657]-[.B36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[.B3658]-[.B365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formula="of:=[.B3659]-[.B365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formula="of:=[.B3660]-[.B365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formula="of:=[.B3661]-[.B36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formula="of:=[.B3662]-[.B36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[.B3663]-[.B3662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3664]-[.B36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formula="of:=[.B3665]-[.B36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table:formula="of:=[.B3666]-[.B366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table:formula="of:=[.B3667]-[.B366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1" calcext:value-type="float">
            <text:p>131</text:p>
          </table:table-cell>
          <table:table-cell table:formula="of:=[.B3668]-[.B366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table:formula="of:=[.B3669]-[.B36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7" calcext:value-type="float">
            <text:p>137</text:p>
          </table:table-cell>
          <table:table-cell table:formula="of:=[.B3670]-[.B36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formula="of:=[.B3671]-[.B367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formula="of:=[.B3672]-[.B36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table:formula="of:=[.B3673]-[.B36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table:formula="of:=[.B3674]-[.B367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[.B3675]-[.B367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table:formula="of:=[.B3676]-[.B3675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table:formula="of:=[.B3677]-[.B36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table:formula="of:=[.B3678]-[.B36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[.B3679]-[.B36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table:formula="of:=[.B3680]-[.B36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formula="of:=[.B3681]-[.B36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3682]-[.B368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[.B3683]-[.B368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3684]-[.B3683]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[.B3685]-[.B36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B3686]-[.B36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B3687]-[.B36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[.B3688]-[.B36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[.B3689]-[.B36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[.B3690]-[.B368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table:formula="of:=[.B3691]-[.B369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[.B3692]-[.B369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[.B3693]-[.B36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[.B3694]-[.B36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[.B3695]-[.B3694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3696]-[.B36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[.B3697]-[.B36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B3698]-[.B369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formula="of:=[.B3699]-[.B369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table:formula="of:=[.B3700]-[.B369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formula="of:=[.B3701]-[.B37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formula="of:=[.B3702]-[.B37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table:formula="of:=[.B3703]-[.B37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table:formula="of:=[.B3704]-[.B37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formula="of:=[.B3705]-[.B37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formula="of:=[.B3706]-[.B3705]" office:value-type="float" office:value="-37" calcext:value-type="float">
            <text:p>-3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table:formula="of:=[.B3707]-[.B370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formula="of:=[.B3708]-[.B370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formula="of:=[.B3709]-[.B37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formula="of:=[.B3710]-[.B37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[.B3711]-[.B37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B3712]-[.B37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formula="of:=[.B3713]-[.B37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table:formula="of:=[.B3714]-[.B371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  <table:table-cell table:formula="of:=[.B3715]-[.B371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table:formula="of:=[.B3716]-[.B371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formula="of:=[.B3717]-[.B37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formula="of:=[.B3718]-[.B37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formula="of:=[.B3719]-[.B37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table:formula="of:=[.B3720]-[.B37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formula="of:=[.B3721]-[.B37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formula="of:=[.B3722]-[.B372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formula="of:=[.B3723]-[.B372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formula="of:=[.B3724]-[.B372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formula="of:=[.B3725]-[.B37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table:formula="of:=[.B3726]-[.B37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[.B3727]-[.B37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formula="of:=[.B3728]-[.B37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formula="of:=[.B3729]-[.B37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[.B3730]-[.B372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formula="of:=[.B3731]-[.B3730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formula="of:=[.B3732]-[.B373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formula="of:=[.B3733]-[.B37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table:formula="of:=[.B3734]-[.B37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table:formula="of:=[.B3735]-[.B37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formula="of:=[.B3736]-[.B37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formula="of:=[.B3737]-[.B37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table:formula="of:=[.B3738]-[.B3737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formula="of:=[.B3739]-[.B373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table:formula="of:=[.B3740]-[.B373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table:formula="of:=[.B3741]-[.B37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formula="of:=[.B3742]-[.B3741]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formula="of:=[.B3743]-[.B37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table:formula="of:=[.B3744]-[.B37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table:formula="of:=[.B3745]-[.B37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table:formula="of:=[.B3746]-[.B374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formula="of:=[.B3747]-[.B374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table:formula="of:=[.B3748]-[.B374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formula="of:=[.B3749]-[.B37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table:formula="of:=[.B3750]-[.B37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formula="of:=[.B3751]-[.B37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table:formula="of:=[.B3752]-[.B37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table:formula="of:=[.B3753]-[.B37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table:formula="of:=[.B3754]-[.B375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table:formula="of:=[.B3755]-[.B375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formula="of:=[.B3756]-[.B375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table:formula="of:=[.B3757]-[.B37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formula="of:=[.B3758]-[.B37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[.B3759]-[.B37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[.B3760]-[.B37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formula="of:=[.B3761]-[.B37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table:formula="of:=[.B3762]-[.B376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formula="of:=[.B3763]-[.B376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table:formula="of:=[.B3764]-[.B376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table:formula="of:=[.B3765]-[.B37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table:formula="of:=[.B3766]-[.B37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[.B3767]-[.B37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table:formula="of:=[.B3768]-[.B37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table:formula="of:=[.B3769]-[.B37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table:formula="of:=[.B3770]-[.B3769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table:formula="of:=[.B3771]-[.B377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table:formula="of:=[.B3772]-[.B377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table:formula="of:=[.B3773]-[.B37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formula="of:=[.B3774]-[.B3773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formula="of:=[.B3775]-[.B3774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formula="of:=[.B3776]-[.B3775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formula="of:=[.B3777]-[.B37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table:formula="of:=[.B3778]-[.B377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table:formula="of:=[.B3779]-[.B377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table:formula="of:=[.B3780]-[.B377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table:formula="of:=[.B3781]-[.B37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table:formula="of:=[.B3782]-[.B37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table:formula="of:=[.B3783]-[.B37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table:formula="of:=[.B3784]-[.B37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table:formula="of:=[.B3785]-[.B37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table:formula="of:=[.B3786]-[.B378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table:formula="of:=[.B3787]-[.B378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table:formula="of:=[.B3788]-[.B378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table:formula="of:=[.B3789]-[.B37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table:formula="of:=[.B3790]-[.B37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table:formula="of:=[.B3791]-[.B37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table:formula="of:=[.B3792]-[.B37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table:formula="of:=[.B3793]-[.B37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table:formula="of:=[.B3794]-[.B379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table:formula="of:=[.B3795]-[.B379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table:formula="of:=[.B3796]-[.B379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table:formula="of:=[.B3797]-[.B37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table:formula="of:=[.B3798]-[.B37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table:formula="of:=[.B3799]-[.B37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table:formula="of:=[.B3800]-[.B37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table:formula="of:=[.B3801]-[.B38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table:formula="of:=[.B3802]-[.B380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table:formula="of:=[.B3803]-[.B380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" calcext:value-type="float">
            <text:p>97</text:p>
          </table:table-cell>
          <table:table-cell table:formula="of:=[.B3804]-[.B380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table:formula="of:=[.B3805]-[.B38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table:formula="of:=[.B3806]-[.B38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formula="of:=[.B3807]-[.B38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  <table:table-cell table:formula="of:=[.B3808]-[.B38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" calcext:value-type="float">
            <text:p>102</text:p>
          </table:table-cell>
          <table:table-cell table:formula="of:=[.B3809]-[.B38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formula="of:=[.B3810]-[.B380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3811]-[.B381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table:formula="of:=[.B3812]-[.B381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formula="of:=[.B3813]-[.B38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table:formula="of:=[.B3814]-[.B38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table:formula="of:=[.B3815]-[.B38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table:formula="of:=[.B3816]-[.B38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table:formula="of:=[.B3817]-[.B38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table:formula="of:=[.B3818]-[.B381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" calcext:value-type="float">
            <text:p>92</text:p>
          </table:table-cell>
          <table:table-cell table:formula="of:=[.B3819]-[.B381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table:formula="of:=[.B3820]-[.B381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table:formula="of:=[.B3821]-[.B38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table:formula="of:=[.B3822]-[.B38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table:formula="of:=[.B3823]-[.B38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3" calcext:value-type="float">
            <text:p>53</text:p>
          </table:table-cell>
          <table:table-cell table:formula="of:=[.B3824]-[.B38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table:formula="of:=[.B3825]-[.B38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table:formula="of:=[.B3826]-[.B382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[.B3827]-[.B382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table:formula="of:=[.B3828]-[.B382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table:formula="of:=[.B3829]-[.B38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table:formula="of:=[.B3830]-[.B38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8" calcext:value-type="float">
            <text:p>88</text:p>
          </table:table-cell>
          <table:table-cell table:formula="of:=[.B3831]-[.B38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table:formula="of:=[.B3832]-[.B38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table:formula="of:=[.B3833]-[.B38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 table:formula="of:=[.B3834]-[.B383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table:formula="of:=[.B3835]-[.B383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table:formula="of:=[.B3836]-[.B383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table:formula="of:=[.B3837]-[.B38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table:formula="of:=[.B3838]-[.B38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table:formula="of:=[.B3839]-[.B38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9" calcext:value-type="float">
            <text:p>69</text:p>
          </table:table-cell>
          <table:table-cell table:formula="of:=[.B3840]-[.B38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table:formula="of:=[.B3841]-[.B38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formula="of:=[.B3842]-[.B384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table:formula="of:=[.B3843]-[.B38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5" calcext:value-type="float">
            <text:p>105</text:p>
          </table:table-cell>
          <table:table-cell table:formula="of:=[.B3844]-[.B384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table:formula="of:=[.B3845]-[.B38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1" calcext:value-type="float">
            <text:p>111</text:p>
          </table:table-cell>
          <table:table-cell table:formula="of:=[.B3846]-[.B38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" calcext:value-type="float">
            <text:p>104</text:p>
          </table:table-cell>
          <table:table-cell table:formula="of:=[.B3847]-[.B38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table:formula="of:=[.B3848]-[.B38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0" calcext:value-type="float">
            <text:p>110</text:p>
          </table:table-cell>
          <table:table-cell table:formula="of:=[.B3849]-[.B38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table:formula="of:=[.B3850]-[.B384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  <table:table-cell table:formula="of:=[.B3851]-[.B385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table:formula="of:=[.B3852]-[.B385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table:formula="of:=[.B3853]-[.B38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table:formula="of:=[.B3854]-[.B38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table:formula="of:=[.B3855]-[.B38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" calcext:value-type="float">
            <text:p>21</text:p>
          </table:table-cell>
          <table:table-cell table:formula="of:=[.B3856]-[.B38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857]-[.B38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9" calcext:value-type="float">
            <text:p>59</text:p>
          </table:table-cell>
          <table:table-cell table:formula="of:=[.B3858]-[.B385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8" calcext:value-type="float">
            <text:p>68</text:p>
          </table:table-cell>
          <table:table-cell table:formula="of:=[.B3859]-[.B385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7" calcext:value-type="float">
            <text:p>57</text:p>
          </table:table-cell>
          <table:table-cell table:formula="of:=[.B3860]-[.B385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8" calcext:value-type="float">
            <text:p>58</text:p>
          </table:table-cell>
          <table:table-cell table:formula="of:=[.B3861]-[.B38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3" calcext:value-type="float">
            <text:p>63</text:p>
          </table:table-cell>
          <table:table-cell table:formula="of:=[.B3862]-[.B38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table:formula="of:=[.B3863]-[.B38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1" calcext:value-type="float">
            <text:p>61</text:p>
          </table:table-cell>
          <table:table-cell table:formula="of:=[.B3864]-[.B38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table:formula="of:=[.B3865]-[.B38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" calcext:value-type="float">
            <text:p>35</text:p>
          </table:table-cell>
          <table:table-cell table:formula="of:=[.B3866]-[.B386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table:formula="of:=[.B3867]-[.B386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3" calcext:value-type="float">
            <text:p>33</text:p>
          </table:table-cell>
          <table:table-cell table:formula="of:=[.B3868]-[.B386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table:formula="of:=[.B3869]-[.B38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9" calcext:value-type="float">
            <text:p>39</text:p>
          </table:table-cell>
          <table:table-cell table:formula="of:=[.B3870]-[.B38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B3871]-[.B387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7" calcext:value-type="float">
            <text:p>37</text:p>
          </table:table-cell>
          <table:table-cell table:formula="of:=[.B3872]-[.B38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table:formula="of:=[.B3873]-[.B38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formula="of:=[.B3874]-[.B387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4" calcext:value-type="float">
            <text:p>84</text:p>
          </table:table-cell>
          <table:table-cell table:formula="of:=[.B3875]-[.B387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3" calcext:value-type="float">
            <text:p>73</text:p>
          </table:table-cell>
          <table:table-cell table:formula="of:=[.B3876]-[.B387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table:formula="of:=[.B3877]-[.B38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[.B3878]-[.B38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  <table:table-cell table:formula="of:=[.B3879]-[.B38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B3880]-[.B38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  <table:table-cell table:formula="of:=[.B3881]-[.B38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formula="of:=[.B3882]-[.B388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table:formula="of:=[.B3883]-[.B388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3" calcext:value-type="float">
            <text:p>113</text:p>
          </table:table-cell>
          <table:table-cell table:formula="of:=[.B3884]-[.B388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4" calcext:value-type="float">
            <text:p>114</text:p>
          </table:table-cell>
          <table:table-cell table:formula="of:=[.B3885]-[.B38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table:formula="of:=[.B3886]-[.B38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table:formula="of:=[.B3887]-[.B38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7" calcext:value-type="float">
            <text:p>117</text:p>
          </table:table-cell>
          <table:table-cell table:formula="of:=[.B3888]-[.B38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8" calcext:value-type="float">
            <text:p>118</text:p>
          </table:table-cell>
          <table:table-cell table:formula="of:=[.B3889]-[.B38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table:formula="of:=[.B3890]-[.B388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table:formula="of:=[.B3891]-[.B389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table:formula="of:=[.B3892]-[.B389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table:formula="of:=[.B3893]-[.B38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table:formula="of:=[.B3894]-[.B38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" calcext:value-type="float">
            <text:p>24</text:p>
          </table:table-cell>
          <table:table-cell table:formula="of:=[.B3895]-[.B38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table:formula="of:=[.B3896]-[.B38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3897]-[.B38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table:formula="of:=[.B3898]-[.B3897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[.B3899]-[.B389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9" calcext:value-type="float">
            <text:p>129</text:p>
          </table:table-cell>
          <table:table-cell table:formula="of:=[.B3900]-[.B389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table:formula="of:=[.B3901]-[.B39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[.B3902]-[.B3901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B3903]-[.B3902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3904]-[.B3903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3905]-[.B39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[.B3906]-[.B390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B3907]-[.B390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[.B3908]-[.B390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B3909]-[.B39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[.B3910]-[.B39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B3911]-[.B39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[.B3912]-[.B39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B3913]-[.B39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[.B3914]-[.B391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formula="of:=[.B3915]-[.B391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formula="of:=[.B3916]-[.B391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formula="of:=[.B3917]-[.B39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formula="of:=[.B3918]-[.B39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[.B3919]-[.B39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formula="of:=[.B3920]-[.B39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formula="of:=[.B3921]-[.B39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table:formula="of:=[.B3922]-[.B392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table:formula="of:=[.B3923]-[.B392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table:formula="of:=[.B3924]-[.B392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table:formula="of:=[.B3925]-[.B39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  <table:table-cell table:formula="of:=[.B3926]-[.B39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formula="of:=[.B3927]-[.B39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formula="of:=[.B3928]-[.B39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table:formula="of:=[.B3929]-[.B39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formula="of:=[.B3930]-[.B392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B3931]-[.B393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table:formula="of:=[.B3932]-[.B393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table:formula="of:=[.B3933]-[.B39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table:formula="of:=[.B3934]-[.B39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[.B3935]-[.B39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table:formula="of:=[.B3936]-[.B39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formula="of:=[.B3937]-[.B39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3938]-[.B3937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[.B3939]-[.B393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3940]-[.B393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B3941]-[.B39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formula="of:=[.B3942]-[.B39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B3943]-[.B39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[.B3944]-[.B39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[.B3945]-[.B39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[.B3946]-[.B394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formula="of:=[.B3947]-[.B394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[.B3948]-[.B394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3949]-[.B39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[.B3950]-[.B39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formula="of:=[.B3951]-[.B39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[.B3952]-[.B39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[.B3953]-[.B39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table:formula="of:=[.B3954]-[.B395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formula="of:=[.B3955]-[.B395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formula="of:=[.B3956]-[.B395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formula="of:=[.B3957]-[.B39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[.B3958]-[.B39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formula="of:=[.B3959]-[.B39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table:formula="of:=[.B3960]-[.B39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formula="of:=[.B3961]-[.B39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formula="of:=[.B3962]-[.B396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table:formula="of:=[.B3963]-[.B396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formula="of:=[.B3964]-[.B396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formula="of:=[.B3965]-[.B39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formula="of:=[.B3966]-[.B39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formula="of:=[.B3967]-[.B39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B3968]-[.B39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formula="of:=[.B3969]-[.B39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table:formula="of:=[.B3970]-[.B396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  <table:table-cell table:formula="of:=[.B3971]-[.B397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table:formula="of:=[.B3972]-[.B397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formula="of:=[.B3973]-[.B39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formula="of:=[.B3974]-[.B39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formula="of:=[.B3975]-[.B39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table:formula="of:=[.B3976]-[.B39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formula="of:=[.B3977]-[.B39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formula="of:=[.B3978]-[.B3977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formula="of:=[.B3979]-[.B397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formula="of:=[.B3980]-[.B397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formula="of:=[.B3981]-[.B39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table:formula="of:=[.B3982]-[.B39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[.B3983]-[.B39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formula="of:=[.B3984]-[.B39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formula="of:=[.B3985]-[.B39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[.B3986]-[.B398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formula="of:=[.B3987]-[.B398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formula="of:=[.B3988]-[.B398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table:formula="of:=[.B3989]-[.B39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table:formula="of:=[.B3990]-[.B39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formula="of:=[.B3991]-[.B39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table:formula="of:=[.B3992]-[.B39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formula="of:=[.B3993]-[.B39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table:formula="of:=[.B3994]-[.B399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formula="of:=[.B3995]-[.B399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formula="of:=[.B3996]-[.B399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table:formula="of:=[.B3997]-[.B39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formula="of:=[.B3998]-[.B39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formula="of:=[.B3999]-[.B39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table:formula="of:=[.B4000]-[.B39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table:formula="of:=[.B4001]-[.B40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table:formula="of:=[.B4002]-[.B400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formula="of:=[.B4003]-[.B400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table:formula="of:=[.B4004]-[.B400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formula="of:=[.B4005]-[.B40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table:formula="of:=[.B4006]-[.B40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formula="of:=[.B4007]-[.B40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table:formula="of:=[.B4008]-[.B40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table:formula="of:=[.B4009]-[.B40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table:formula="of:=[.B4010]-[.B400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table:formula="of:=[.B4011]-[.B401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formula="of:=[.B4012]-[.B401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table:formula="of:=[.B4013]-[.B40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formula="of:=[.B4014]-[.B40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formula="of:=[.B4015]-[.B40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[.B4016]-[.B40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formula="of:=[.B4017]-[.B40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table:formula="of:=[.B4018]-[.B4017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table:formula="of:=[.B4019]-[.B401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table:formula="of:=[.B4020]-[.B401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table:formula="of:=[.B4021]-[.B40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table:formula="of:=[.B4022]-[.B40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[.B4023]-[.B40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table:formula="of:=[.B4024]-[.B40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table:formula="of:=[.B4025]-[.B40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table:formula="of:=[.B4026]-[.B4025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table:formula="of:=[.B4027]-[.B402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table:formula="of:=[.B4028]-[.B402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table:formula="of:=[.B4029]-[.B40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formula="of:=[.B4030]-[.B4029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formula="of:=[.B4031]-[.B4030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formula="of:=[.B4032]-[.B4031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formula="of:=[.B4033]-[.B40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table:formula="of:=[.B4034]-[.B403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table:formula="of:=[.B4035]-[.B403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table:formula="of:=[.B4036]-[.B403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table:formula="of:=[.B4037]-[.B40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table:formula="of:=[.B4038]-[.B40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table:formula="of:=[.B4039]-[.B40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table:formula="of:=[.B4040]-[.B40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table:formula="of:=[.B4041]-[.B40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table:formula="of:=[.B4042]-[.B404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table:formula="of:=[.B4043]-[.B404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  <table:table-cell table:formula="of:=[.B4044]-[.B404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table:formula="of:=[.B4045]-[.B40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table:formula="of:=[.B4046]-[.B40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table:formula="of:=[.B4047]-[.B40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table:formula="of:=[.B4048]-[.B40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table:formula="of:=[.B4049]-[.B40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table:formula="of:=[.B4050]-[.B404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table:formula="of:=[.B4051]-[.B405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table:formula="of:=[.B4052]-[.B405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table:formula="of:=[.B4053]-[.B40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7" calcext:value-type="float">
            <text:p>127</text:p>
          </table:table-cell>
          <table:table-cell table:formula="of:=[.B4054]-[.B40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table:formula="of:=[.B4055]-[.B40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table:formula="of:=[.B4056]-[.B40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table:formula="of:=[.B4057]-[.B40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table:formula="of:=[.B4058]-[.B405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table:formula="of:=[.B4059]-[.B405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7" calcext:value-type="float">
            <text:p>97</text:p>
          </table:table-cell>
          <table:table-cell table:formula="of:=[.B4060]-[.B405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table:formula="of:=[.B4061]-[.B40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3" calcext:value-type="float">
            <text:p>103</text:p>
          </table:table-cell>
          <table:table-cell table:formula="of:=[.B4062]-[.B40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table:formula="of:=[.B4063]-[.B40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  <table:table-cell table:formula="of:=[.B4064]-[.B40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" calcext:value-type="float">
            <text:p>102</text:p>
          </table:table-cell>
          <table:table-cell table:formula="of:=[.B4065]-[.B40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formula="of:=[.B4066]-[.B406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4067]-[.B406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table:formula="of:=[.B4068]-[.B406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table:formula="of:=[.B4069]-[.B40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table:formula="of:=[.B4070]-[.B40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table:formula="of:=[.B4071]-[.B407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table:formula="of:=[.B4072]-[.B40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table:formula="of:=[.B4073]-[.B40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table:formula="of:=[.B4074]-[.B407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" calcext:value-type="float">
            <text:p>92</text:p>
          </table:table-cell>
          <table:table-cell table:formula="of:=[.B4075]-[.B407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table:formula="of:=[.B4076]-[.B407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table:formula="of:=[.B4077]-[.B40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5" calcext:value-type="float">
            <text:p>55</text:p>
          </table:table-cell>
          <table:table-cell table:formula="of:=[.B4078]-[.B40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table:formula="of:=[.B4079]-[.B40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3" calcext:value-type="float">
            <text:p>53</text:p>
          </table:table-cell>
          <table:table-cell table:formula="of:=[.B4080]-[.B40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table:formula="of:=[.B4081]-[.B40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table:formula="of:=[.B4082]-[.B408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[.B4083]-[.B408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table:formula="of:=[.B4084]-[.B408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table:formula="of:=[.B4085]-[.B40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table:formula="of:=[.B4086]-[.B40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8" calcext:value-type="float">
            <text:p>88</text:p>
          </table:table-cell>
          <table:table-cell table:formula="of:=[.B4087]-[.B40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table:formula="of:=[.B4088]-[.B40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table:formula="of:=[.B4089]-[.B40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7" calcext:value-type="float">
            <text:p>67</text:p>
          </table:table-cell>
          <table:table-cell table:formula="of:=[.B4090]-[.B408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table:formula="of:=[.B4091]-[.B409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table:formula="of:=[.B4092]-[.B409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table:formula="of:=[.B4093]-[.B40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1" calcext:value-type="float">
            <text:p>71</text:p>
          </table:table-cell>
          <table:table-cell table:formula="of:=[.B4094]-[.B40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table:formula="of:=[.B4095]-[.B40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9" calcext:value-type="float">
            <text:p>69</text:p>
          </table:table-cell>
          <table:table-cell table:formula="of:=[.B4096]-[.B40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table:formula="of:=[.B4097]-[.B40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formula="of:=[.B4098]-[.B409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table:formula="of:=[.B4099]-[.B409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5" calcext:value-type="float">
            <text:p>105</text:p>
          </table:table-cell>
          <table:table-cell table:formula="of:=[.B4100]-[.B409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6" calcext:value-type="float">
            <text:p>106</text:p>
          </table:table-cell>
          <table:table-cell table:formula="of:=[.B4101]-[.B41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1" calcext:value-type="float">
            <text:p>111</text:p>
          </table:table-cell>
          <table:table-cell table:formula="of:=[.B4102]-[.B41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" calcext:value-type="float">
            <text:p>104</text:p>
          </table:table-cell>
          <table:table-cell table:formula="of:=[.B4103]-[.B41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table:formula="of:=[.B4104]-[.B41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0" calcext:value-type="float">
            <text:p>110</text:p>
          </table:table-cell>
          <table:table-cell table:formula="of:=[.B4105]-[.B41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table:formula="of:=[.B4106]-[.B410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0" calcext:value-type="float">
            <text:p>60</text:p>
          </table:table-cell>
          <table:table-cell table:formula="of:=[.B4107]-[.B410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table:formula="of:=[.B4108]-[.B410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table:formula="of:=[.B4109]-[.B41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table:formula="of:=[.B4110]-[.B41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table:formula="of:=[.B4111]-[.B41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" calcext:value-type="float">
            <text:p>21</text:p>
          </table:table-cell>
          <table:table-cell table:formula="of:=[.B4112]-[.B41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4113]-[.B41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9" calcext:value-type="float">
            <text:p>59</text:p>
          </table:table-cell>
          <table:table-cell table:formula="of:=[.B4114]-[.B411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8" calcext:value-type="float">
            <text:p>68</text:p>
          </table:table-cell>
          <table:table-cell table:formula="of:=[.B4115]-[.B411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7" calcext:value-type="float">
            <text:p>57</text:p>
          </table:table-cell>
          <table:table-cell table:formula="of:=[.B4116]-[.B411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8" calcext:value-type="float">
            <text:p>58</text:p>
          </table:table-cell>
          <table:table-cell table:formula="of:=[.B4117]-[.B41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3" calcext:value-type="float">
            <text:p>63</text:p>
          </table:table-cell>
          <table:table-cell table:formula="of:=[.B4118]-[.B41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6" calcext:value-type="float">
            <text:p>56</text:p>
          </table:table-cell>
          <table:table-cell table:formula="of:=[.B4119]-[.B41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1" calcext:value-type="float">
            <text:p>61</text:p>
          </table:table-cell>
          <table:table-cell table:formula="of:=[.B4120]-[.B41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table:formula="of:=[.B4121]-[.B41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" calcext:value-type="float">
            <text:p>35</text:p>
          </table:table-cell>
          <table:table-cell table:formula="of:=[.B4122]-[.B412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table:formula="of:=[.B4123]-[.B412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3" calcext:value-type="float">
            <text:p>33</text:p>
          </table:table-cell>
          <table:table-cell table:formula="of:=[.B4124]-[.B412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 table:formula="of:=[.B4125]-[.B41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9" calcext:value-type="float">
            <text:p>39</text:p>
          </table:table-cell>
          <table:table-cell table:formula="of:=[.B4126]-[.B41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B4127]-[.B41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7" calcext:value-type="float">
            <text:p>37</text:p>
          </table:table-cell>
          <table:table-cell table:formula="of:=[.B4128]-[.B41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8" calcext:value-type="float">
            <text:p>38</text:p>
          </table:table-cell>
          <table:table-cell table:formula="of:=[.B4129]-[.B41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table:formula="of:=[.B4130]-[.B412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4" calcext:value-type="float">
            <text:p>84</text:p>
          </table:table-cell>
          <table:table-cell table:formula="of:=[.B4131]-[.B413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3" calcext:value-type="float">
            <text:p>73</text:p>
          </table:table-cell>
          <table:table-cell table:formula="of:=[.B4132]-[.B413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4" calcext:value-type="float">
            <text:p>74</text:p>
          </table:table-cell>
          <table:table-cell table:formula="of:=[.B4133]-[.B41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9" calcext:value-type="float">
            <text:p>79</text:p>
          </table:table-cell>
          <table:table-cell table:formula="of:=[.B4134]-[.B41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2" calcext:value-type="float">
            <text:p>72</text:p>
          </table:table-cell>
          <table:table-cell table:formula="of:=[.B4135]-[.B41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table:formula="of:=[.B4136]-[.B41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8" calcext:value-type="float">
            <text:p>78</text:p>
          </table:table-cell>
          <table:table-cell table:formula="of:=[.B4137]-[.B41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formula="of:=[.B4138]-[.B413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  <table:table-cell table:formula="of:=[.B4139]-[.B413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3" calcext:value-type="float">
            <text:p>113</text:p>
          </table:table-cell>
          <table:table-cell table:formula="of:=[.B4140]-[.B413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4" calcext:value-type="float">
            <text:p>114</text:p>
          </table:table-cell>
          <table:table-cell table:formula="of:=[.B4141]-[.B41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table:formula="of:=[.B4142]-[.B41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table:formula="of:=[.B4143]-[.B41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7" calcext:value-type="float">
            <text:p>117</text:p>
          </table:table-cell>
          <table:table-cell table:formula="of:=[.B4144]-[.B41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8" calcext:value-type="float">
            <text:p>118</text:p>
          </table:table-cell>
          <table:table-cell table:formula="of:=[.B4145]-[.B41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table:formula="of:=[.B4146]-[.B414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table:formula="of:=[.B4147]-[.B414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table:formula="of:=[.B4148]-[.B414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table:formula="of:=[.B4149]-[.B41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table:formula="of:=[.B4150]-[.B41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" calcext:value-type="float">
            <text:p>24</text:p>
          </table:table-cell>
          <table:table-cell table:formula="of:=[.B4151]-[.B41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table:formula="of:=[.B4152]-[.B41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153]-[.B41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table:formula="of:=[.B4154]-[.B4153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[.B4155]-[.B415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9" calcext:value-type="float">
            <text:p>129</text:p>
          </table:table-cell>
          <table:table-cell table:formula="of:=[.B4156]-[.B415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0" calcext:value-type="float">
            <text:p>130</text:p>
          </table:table-cell>
          <table:table-cell table:formula="of:=[.B4157]-[.B41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[.B4158]-[.B4157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B4159]-[.B4158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4160]-[.B4159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4161]-[.B41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[.B4162]-[.B416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B4163]-[.B416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[.B4164]-[.B416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[.B4165]-[.B41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[.B4166]-[.B41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B4167]-[.B41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[.B4168]-[.B41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B4169]-[.B41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[.B4170]-[.B416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formula="of:=[.B4171]-[.B417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formula="of:=[.B4172]-[.B417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formula="of:=[.B4173]-[.B41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formula="of:=[.B4174]-[.B41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[.B4175]-[.B41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formula="of:=[.B4176]-[.B41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formula="of:=[.B4177]-[.B41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table:formula="of:=[.B4178]-[.B417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table:formula="of:=[.B4179]-[.B417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table:formula="of:=[.B4180]-[.B417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table:formula="of:=[.B4181]-[.B41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  <table:table-cell table:formula="of:=[.B4182]-[.B41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formula="of:=[.B4183]-[.B41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formula="of:=[.B4184]-[.B41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table:formula="of:=[.B4185]-[.B41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formula="of:=[.B4186]-[.B418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B4187]-[.B418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table:formula="of:=[.B4188]-[.B418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table:formula="of:=[.B4189]-[.B41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table:formula="of:=[.B4190]-[.B41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formula="of:=[.B4191]-[.B41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table:formula="of:=[.B4192]-[.B41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formula="of:=[.B4193]-[.B41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4194]-[.B419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[.B4195]-[.B419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4196]-[.B4195]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[.B4197]-[.B41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B4198]-[.B41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B4199]-[.B41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[.B4200]-[.B41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[.B4201]-[.B42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[.B4202]-[.B420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table:formula="of:=[.B4203]-[.B420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[.B4204]-[.B420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[.B4205]-[.B42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[.B4206]-[.B42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[.B4207]-[.B42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[.B4208]-[.B42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[.B4209]-[.B42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table:formula="of:=[.B4210]-[.B420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table:formula="of:=[.B4211]-[.B421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formula="of:=[.B4212]-[.B421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formula="of:=[.B4213]-[.B42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[.B4214]-[.B42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formula="of:=[.B4215]-[.B42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formula="of:=[.B4216]-[.B42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table:formula="of:=[.B4217]-[.B42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formula="of:=[.B4218]-[.B421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table:formula="of:=[.B4219]-[.B421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formula="of:=[.B4220]-[.B421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formula="of:=[.B4221]-[.B42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formula="of:=[.B4222]-[.B42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formula="of:=[.B4223]-[.B42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formula="of:=[.B4224]-[.B42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formula="of:=[.B4225]-[.B42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table:formula="of:=[.B4226]-[.B422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formula="of:=[.B4227]-[.B422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table:formula="of:=[.B4228]-[.B422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formula="of:=[.B4229]-[.B42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table:formula="of:=[.B4230]-[.B42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formula="of:=[.B4231]-[.B42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table:formula="of:=[.B4232]-[.B42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formula="of:=[.B4233]-[.B42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formula="of:=[.B4234]-[.B423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formula="of:=[.B4235]-[.B423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table:formula="of:=[.B4236]-[.B423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formula="of:=[.B4237]-[.B42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formula="of:=[.B4238]-[.B42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formula="of:=[.B4239]-[.B42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table:formula="of:=[.B4240]-[.B42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formula="of:=[.B4241]-[.B42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formula="of:=[.B4242]-[.B424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formula="of:=[.B4243]-[.B42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formula="of:=[.B4244]-[.B424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formula="of:=[.B4245]-[.B42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table:formula="of:=[.B4246]-[.B42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table:formula="of:=[.B4247]-[.B42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formula="of:=[.B4248]-[.B42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formula="of:=[.B4249]-[.B42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formula="of:=[.B4250]-[.B424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[.B4251]-[.B425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formula="of:=[.B4252]-[.B425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table:formula="of:=[.B4253]-[.B42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table:formula="of:=[.B4254]-[.B42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table:formula="of:=[.B4255]-[.B42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table:formula="of:=[.B4256]-[.B42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table:formula="of:=[.B4257]-[.B42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formula="of:=[.B4258]-[.B425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[.B4259]-[.B425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table:formula="of:=[.B4260]-[.B425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table:formula="of:=[.B4261]-[.B42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table:formula="of:=[.B4262]-[.B42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table:formula="of:=[.B4263]-[.B42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table:formula="of:=[.B4264]-[.B42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[.B4265]-[.B42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table:formula="of:=[.B4266]-[.B426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table:formula="of:=[.B4267]-[.B426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table:formula="of:=[.B4268]-[.B426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[.B4269]-[.B42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formula="of:=[.B4270]-[.B42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formula="of:=[.B4271]-[.B427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table:formula="of:=[.B4272]-[.B42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formula="of:=[.B4273]-[.B42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table:formula="of:=[.B4274]-[.B427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  <table:table-cell table:formula="of:=[.B4275]-[.B427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table:formula="of:=[.B4276]-[.B427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table:formula="of:=[.B4277]-[.B42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  <table:table-cell table:formula="of:=[.B4278]-[.B42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B4279]-[.B42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table:formula="of:=[.B4280]-[.B42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table:formula="of:=[.B4281]-[.B42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table:formula="of:=[.B4282]-[.B4281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table:formula="of:=[.B4283]-[.B428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formula="of:=[.B4284]-[.B428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formula="of:=[.B4285]-[.B42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formula="of:=[.B4286]-[.B4285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table:formula="of:=[.B4287]-[.B4286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formula="of:=[.B4288]-[.B4287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formula="of:=[.B4289]-[.B42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" calcext:value-type="float">
            <text:p>48</text:p>
          </table:table-cell>
          <table:table-cell table:formula="of:=[.B4290]-[.B428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table:formula="of:=[.B4291]-[.B429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table:formula="of:=[.B4292]-[.B429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table:formula="of:=[.B4293]-[.B42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table:formula="of:=[.B4294]-[.B42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table:formula="of:=[.B4295]-[.B42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table:formula="of:=[.B4296]-[.B42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table:formula="of:=[.B4297]-[.B42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table:formula="of:=[.B4298]-[.B429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table:formula="of:=[.B4299]-[.B429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table:formula="of:=[.B4300]-[.B429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 table:formula="of:=[.B4301]-[.B43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table:formula="of:=[.B4302]-[.B43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table:formula="of:=[.B4303]-[.B43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formula="of:=[.B4304]-[.B43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table:formula="of:=[.B4305]-[.B43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table:formula="of:=[.B4306]-[.B430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table:formula="of:=[.B4307]-[.B430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table:formula="of:=[.B4308]-[.B430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table:formula="of:=[.B4309]-[.B43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table:formula="of:=[.B4310]-[.B43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table:formula="of:=[.B4311]-[.B43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table:formula="of:=[.B4312]-[.B43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table:formula="of:=[.B4313]-[.B43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table:formula="of:=[.B4314]-[.B431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table:formula="of:=[.B4315]-[.B431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table:formula="of:=[.B4316]-[.B431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table:formula="of:=[.B4317]-[.B43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8" calcext:value-type="float">
            <text:p>108</text:p>
          </table:table-cell>
          <table:table-cell table:formula="of:=[.B4318]-[.B43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table:formula="of:=[.B4319]-[.B43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table:formula="of:=[.B4320]-[.B43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table:formula="of:=[.B4321]-[.B43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table:formula="of:=[.B4322]-[.B432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table:formula="of:=[.B4323]-[.B432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table:formula="of:=[.B4324]-[.B432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table:formula="of:=[.B4325]-[.B43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4326]-[.B43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table:formula="of:=[.B4327]-[.B43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table:formula="of:=[.B4328]-[.B43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table:formula="of:=[.B4329]-[.B43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table:formula="of:=[.B4330]-[.B432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table:formula="of:=[.B4331]-[.B433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" calcext:value-type="float">
            <text:p>54</text:p>
          </table:table-cell>
          <table:table-cell table:formula="of:=[.B4332]-[.B433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5" calcext:value-type="float">
            <text:p>55</text:p>
          </table:table-cell>
          <table:table-cell table:formula="of:=[.B4333]-[.B43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table:formula="of:=[.B4334]-[.B43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3" calcext:value-type="float">
            <text:p>53</text:p>
          </table:table-cell>
          <table:table-cell table:formula="of:=[.B4335]-[.B43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table:formula="of:=[.B4336]-[.B43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table:formula="of:=[.B4337]-[.B43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table:formula="of:=[.B4338]-[.B433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formula="of:=[.B4339]-[.B433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4" calcext:value-type="float">
            <text:p>94</text:p>
          </table:table-cell>
          <table:table-cell table:formula="of:=[.B4340]-[.B433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5" calcext:value-type="float">
            <text:p>95</text:p>
          </table:table-cell>
          <table:table-cell table:formula="of:=[.B4341]-[.B43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table:formula="of:=[.B4342]-[.B43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" calcext:value-type="float">
            <text:p>93</text:p>
          </table:table-cell>
          <table:table-cell table:formula="of:=[.B4343]-[.B43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table:formula="of:=[.B4344]-[.B43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table:formula="of:=[.B4345]-[.B43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2" calcext:value-type="float">
            <text:p>72</text:p>
          </table:table-cell>
          <table:table-cell table:formula="of:=[.B4346]-[.B434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3" calcext:value-type="float">
            <text:p>113</text:p>
          </table:table-cell>
          <table:table-cell table:formula="of:=[.B4347]-[.B434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table:formula="of:=[.B4348]-[.B434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1" calcext:value-type="float">
            <text:p>71</text:p>
          </table:table-cell>
          <table:table-cell table:formula="of:=[.B4349]-[.B43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6" calcext:value-type="float">
            <text:p>76</text:p>
          </table:table-cell>
          <table:table-cell table:formula="of:=[.B4350]-[.B43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table:formula="of:=[.B4351]-[.B43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table:formula="of:=[.B4352]-[.B43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table:formula="of:=[.B4353]-[.B43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2" calcext:value-type="float">
            <text:p>112</text:p>
          </table:table-cell>
          <table:table-cell table:formula="of:=[.B4354]-[.B435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1" calcext:value-type="float">
            <text:p>121</text:p>
          </table:table-cell>
          <table:table-cell table:formula="of:=[.B4355]-[.B435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0" calcext:value-type="float">
            <text:p>110</text:p>
          </table:table-cell>
          <table:table-cell table:formula="of:=[.B4356]-[.B435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table:formula="of:=[.B4357]-[.B43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6" calcext:value-type="float">
            <text:p>116</text:p>
          </table:table-cell>
          <table:table-cell table:formula="of:=[.B4358]-[.B43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table:formula="of:=[.B4359]-[.B43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4" calcext:value-type="float">
            <text:p>114</text:p>
          </table:table-cell>
          <table:table-cell table:formula="of:=[.B4360]-[.B43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table:formula="of:=[.B4361]-[.B43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table:formula="of:=[.B4362]-[.B436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table:formula="of:=[.B4363]-[.B436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" calcext:value-type="float">
            <text:p>22</text:p>
          </table:table-cell>
          <table:table-cell table:formula="of:=[.B4364]-[.B436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" calcext:value-type="float">
            <text:p>23</text:p>
          </table:table-cell>
          <table:table-cell table:formula="of:=[.B4365]-[.B43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table:formula="of:=[.B4366]-[.B43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table:formula="of:=[.B4367]-[.B43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table:formula="of:=[.B4368]-[.B43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table:formula="of:=[.B4369]-[.B43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4" calcext:value-type="float">
            <text:p>64</text:p>
          </table:table-cell>
          <table:table-cell table:formula="of:=[.B4370]-[.B436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3" calcext:value-type="float">
            <text:p>73</text:p>
          </table:table-cell>
          <table:table-cell table:formula="of:=[.B4371]-[.B437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  <table:table-cell table:formula="of:=[.B4372]-[.B437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table:formula="of:=[.B4373]-[.B43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table:formula="of:=[.B4374]-[.B43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1" calcext:value-type="float">
            <text:p>61</text:p>
          </table:table-cell>
          <table:table-cell table:formula="of:=[.B4375]-[.B43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6" calcext:value-type="float">
            <text:p>66</text:p>
          </table:table-cell>
          <table:table-cell table:formula="of:=[.B4376]-[.B43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7" calcext:value-type="float">
            <text:p>67</text:p>
          </table:table-cell>
          <table:table-cell table:formula="of:=[.B4377]-[.B43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table:formula="of:=[.B4378]-[.B437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1" calcext:value-type="float">
            <text:p>81</text:p>
          </table:table-cell>
          <table:table-cell table:formula="of:=[.B4379]-[.B437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[.B4380]-[.B437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table:formula="of:=[.B4381]-[.B43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" calcext:value-type="float">
            <text:p>44</text:p>
          </table:table-cell>
          <table:table-cell table:formula="of:=[.B4382]-[.B43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7" calcext:value-type="float">
            <text:p>37</text:p>
          </table:table-cell>
          <table:table-cell table:formula="of:=[.B4383]-[.B43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" calcext:value-type="float">
            <text:p>42</text:p>
          </table:table-cell>
          <table:table-cell table:formula="of:=[.B4384]-[.B43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3" calcext:value-type="float">
            <text:p>43</text:p>
          </table:table-cell>
          <table:table-cell table:formula="of:=[.B4385]-[.B43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table:formula="of:=[.B4386]-[.B438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9" calcext:value-type="float">
            <text:p>89</text:p>
          </table:table-cell>
          <table:table-cell table:formula="of:=[.B4387]-[.B438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table:formula="of:=[.B4388]-[.B438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table:formula="of:=[.B4389]-[.B43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4" calcext:value-type="float">
            <text:p>84</text:p>
          </table:table-cell>
          <table:table-cell table:formula="of:=[.B4390]-[.B43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B4391]-[.B43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B4392]-[.B43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3" calcext:value-type="float">
            <text:p>83</text:p>
          </table:table-cell>
          <table:table-cell table:formula="of:=[.B4393]-[.B43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table:formula="of:=[.B4394]-[.B439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table:formula="of:=[.B4395]-[.B439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table:formula="of:=[.B4396]-[.B439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formula="of:=[.B4397]-[.B43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" calcext:value-type="float">
            <text:p>124</text:p>
          </table:table-cell>
          <table:table-cell table:formula="of:=[.B4398]-[.B43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7" calcext:value-type="float">
            <text:p>117</text:p>
          </table:table-cell>
          <table:table-cell table:formula="of:=[.B4399]-[.B43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2" calcext:value-type="float">
            <text:p>122</text:p>
          </table:table-cell>
          <table:table-cell table:formula="of:=[.B4400]-[.B43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3" calcext:value-type="float">
            <text:p>123</text:p>
          </table:table-cell>
          <table:table-cell table:formula="of:=[.B4401]-[.B44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2" calcext:value-type="float">
            <text:p>32</text:p>
          </table:table-cell>
          <table:table-cell table:formula="of:=[.B4402]-[.B4401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table:formula="of:=[.B4403]-[.B440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404]-[.B440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table:formula="of:=[.B4405]-[.B44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table:formula="of:=[.B4406]-[.B44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table:formula="of:=[.B4407]-[.B44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4" calcext:value-type="float">
            <text:p>34</text:p>
          </table:table-cell>
          <table:table-cell table:formula="of:=[.B4408]-[.B44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table:formula="of:=[.B4409]-[.B44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6" calcext:value-type="float">
            <text:p>136</text:p>
          </table:table-cell>
          <table:table-cell table:formula="of:=[.B4410]-[.B4409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9" calcext:value-type="float">
            <text:p>49</text:p>
          </table:table-cell>
          <table:table-cell table:formula="of:=[.B4411]-[.B441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4" calcext:value-type="float">
            <text:p>134</text:p>
          </table:table-cell>
          <table:table-cell table:formula="of:=[.B4412]-[.B441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 table:formula="of:=[.B4413]-[.B44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[.B4414]-[.B4413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B4415]-[.B4414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4416]-[.B4415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B4417]-[.B44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B4418]-[.B441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[.B4419]-[.B441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B4420]-[.B441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4421]-[.B44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B4422]-[.B44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B4423]-[.B44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4424]-[.B44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[.B4425]-[.B44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[.B4426]-[.B442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formula="of:=[.B4427]-[.B442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formula="of:=[.B4428]-[.B442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formula="of:=[.B4429]-[.B44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formula="of:=[.B4430]-[.B44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formula="of:=[.B4431]-[.B44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[.B4432]-[.B44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table:formula="of:=[.B4433]-[.B44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table:formula="of:=[.B4434]-[.B443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formula="of:=[.B4435]-[.B443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table:formula="of:=[.B4436]-[.B443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table:formula="of:=[.B4437]-[.B44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formula="of:=[.B4438]-[.B44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table:formula="of:=[.B4439]-[.B44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formula="of:=[.B4440]-[.B44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1" calcext:value-type="float">
            <text:p>131</text:p>
          </table:table-cell>
          <table:table-cell table:formula="of:=[.B4441]-[.B44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table:formula="of:=[.B4442]-[.B444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B4443]-[.B444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table:formula="of:=[.B4444]-[.B444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table:formula="of:=[.B4445]-[.B44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table:formula="of:=[.B4446]-[.B44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table:formula="of:=[.B4447]-[.B44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table:formula="of:=[.B4448]-[.B44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table:formula="of:=[.B4449]-[.B44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[.B4450]-[.B444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B4451]-[.B445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4452]-[.B445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[.B4453]-[.B44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B4454]-[.B44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B4455]-[.B44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[.B4456]-[.B44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[.B4457]-[.B44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[.B4458]-[.B445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table:formula="of:=[.B4459]-[.B445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[.B4460]-[.B445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[.B4461]-[.B44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[.B4462]-[.B44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[.B4463]-[.B44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[.B4464]-[.B44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[.B4465]-[.B44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table:formula="of:=[.B4466]-[.B446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table:formula="of:=[.B4467]-[.B446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formula="of:=[.B4468]-[.B446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formula="of:=[.B4469]-[.B44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[.B4470]-[.B446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formula="of:=[.B4471]-[.B447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formula="of:=[.B4472]-[.B44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table:formula="of:=[.B4473]-[.B44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formula="of:=[.B4474]-[.B447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table:formula="of:=[.B4475]-[.B447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formula="of:=[.B4476]-[.B447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formula="of:=[.B4477]-[.B44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formula="of:=[.B4478]-[.B44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formula="of:=[.B4479]-[.B44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formula="of:=[.B4480]-[.B44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formula="of:=[.B4481]-[.B44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table:formula="of:=[.B4482]-[.B448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formula="of:=[.B4483]-[.B448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table:formula="of:=[.B4484]-[.B448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formula="of:=[.B4485]-[.B44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table:formula="of:=[.B4486]-[.B44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formula="of:=[.B4487]-[.B44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table:formula="of:=[.B4488]-[.B44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formula="of:=[.B4489]-[.B44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formula="of:=[.B4490]-[.B448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formula="of:=[.B4491]-[.B449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table:formula="of:=[.B4492]-[.B449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formula="of:=[.B4493]-[.B44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formula="of:=[.B4494]-[.B44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formula="of:=[.B4495]-[.B44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table:formula="of:=[.B4496]-[.B44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formula="of:=[.B4497]-[.B44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formula="of:=[.B4498]-[.B449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formula="of:=[.B4499]-[.B449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formula="of:=[.B4500]-[.B449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formula="of:=[.B4501]-[.B45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table:formula="of:=[.B4502]-[.B45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table:formula="of:=[.B4503]-[.B45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formula="of:=[.B4504]-[.B45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formula="of:=[.B4505]-[.B45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formula="of:=[.B4506]-[.B450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[.B4507]-[.B450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formula="of:=[.B4508]-[.B450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table:formula="of:=[.B4509]-[.B45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table:formula="of:=[.B4510]-[.B45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table:formula="of:=[.B4511]-[.B45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table:formula="of:=[.B4512]-[.B45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table:formula="of:=[.B4513]-[.B45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formula="of:=[.B4514]-[.B451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[.B4515]-[.B451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table:formula="of:=[.B4516]-[.B451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table:formula="of:=[.B4517]-[.B45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table:formula="of:=[.B4518]-[.B45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table:formula="of:=[.B4519]-[.B45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table:formula="of:=[.B4520]-[.B45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[.B4521]-[.B45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table:formula="of:=[.B4522]-[.B452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table:formula="of:=[.B4523]-[.B4522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table:formula="of:=[.B4524]-[.B4523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[.B4525]-[.B45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formula="of:=[.B4526]-[.B45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formula="of:=[.B4527]-[.B45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table:formula="of:=[.B4528]-[.B45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formula="of:=[.B4529]-[.B45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table:formula="of:=[.B4530]-[.B4529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  <table:table-cell table:formula="of:=[.B4531]-[.B453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table:formula="of:=[.B4532]-[.B453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table:formula="of:=[.B4533]-[.B45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  <table:table-cell table:formula="of:=[.B4534]-[.B45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B4535]-[.B45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table:formula="of:=[.B4536]-[.B45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table:formula="of:=[.B4537]-[.B45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table:formula="of:=[.B4538]-[.B4537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table:formula="of:=[.B4539]-[.B453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formula="of:=[.B4540]-[.B453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formula="of:=[.B4541]-[.B45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formula="of:=[.B4542]-[.B4541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table:formula="of:=[.B4543]-[.B4542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formula="of:=[.B4544]-[.B4543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formula="of:=[.B4545]-[.B45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" calcext:value-type="float">
            <text:p>48</text:p>
          </table:table-cell>
          <table:table-cell table:formula="of:=[.B4546]-[.B454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table:formula="of:=[.B4547]-[.B454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table:formula="of:=[.B4548]-[.B454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table:formula="of:=[.B4549]-[.B45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table:formula="of:=[.B4550]-[.B45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table:formula="of:=[.B4551]-[.B45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table:formula="of:=[.B4552]-[.B45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table:formula="of:=[.B4553]-[.B45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table:formula="of:=[.B4554]-[.B455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table:formula="of:=[.B4555]-[.B455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table:formula="of:=[.B4556]-[.B455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 table:formula="of:=[.B4557]-[.B45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table:formula="of:=[.B4558]-[.B45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table:formula="of:=[.B4559]-[.B45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formula="of:=[.B4560]-[.B45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table:formula="of:=[.B4561]-[.B45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table:formula="of:=[.B4562]-[.B456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table:formula="of:=[.B4563]-[.B456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table:formula="of:=[.B4564]-[.B456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table:formula="of:=[.B4565]-[.B45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table:formula="of:=[.B4566]-[.B45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table:formula="of:=[.B4567]-[.B45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table:formula="of:=[.B4568]-[.B45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table:formula="of:=[.B4569]-[.B45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table:formula="of:=[.B4570]-[.B456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table:formula="of:=[.B4571]-[.B457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table:formula="of:=[.B4572]-[.B457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table:formula="of:=[.B4573]-[.B45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8" calcext:value-type="float">
            <text:p>108</text:p>
          </table:table-cell>
          <table:table-cell table:formula="of:=[.B4574]-[.B45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table:formula="of:=[.B4575]-[.B45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table:formula="of:=[.B4576]-[.B45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table:formula="of:=[.B4577]-[.B45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table:formula="of:=[.B4578]-[.B4577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table:formula="of:=[.B4579]-[.B457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table:formula="of:=[.B4580]-[.B457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table:formula="of:=[.B4581]-[.B45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4582]-[.B45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table:formula="of:=[.B4583]-[.B45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table:formula="of:=[.B4584]-[.B45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table:formula="of:=[.B4585]-[.B45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table:formula="of:=[.B4586]-[.B458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table:formula="of:=[.B4587]-[.B458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" calcext:value-type="float">
            <text:p>54</text:p>
          </table:table-cell>
          <table:table-cell table:formula="of:=[.B4588]-[.B458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5" calcext:value-type="float">
            <text:p>55</text:p>
          </table:table-cell>
          <table:table-cell table:formula="of:=[.B4589]-[.B45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table:formula="of:=[.B4590]-[.B45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3" calcext:value-type="float">
            <text:p>53</text:p>
          </table:table-cell>
          <table:table-cell table:formula="of:=[.B4591]-[.B45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table:formula="of:=[.B4592]-[.B45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table:formula="of:=[.B4593]-[.B45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table:formula="of:=[.B4594]-[.B459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formula="of:=[.B4595]-[.B459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4" calcext:value-type="float">
            <text:p>94</text:p>
          </table:table-cell>
          <table:table-cell table:formula="of:=[.B4596]-[.B459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5" calcext:value-type="float">
            <text:p>95</text:p>
          </table:table-cell>
          <table:table-cell table:formula="of:=[.B4597]-[.B45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table:formula="of:=[.B4598]-[.B459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" calcext:value-type="float">
            <text:p>93</text:p>
          </table:table-cell>
          <table:table-cell table:formula="of:=[.B4599]-[.B459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table:formula="of:=[.B4600]-[.B459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table:formula="of:=[.B4601]-[.B46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2" calcext:value-type="float">
            <text:p>72</text:p>
          </table:table-cell>
          <table:table-cell table:formula="of:=[.B4602]-[.B460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3" calcext:value-type="float">
            <text:p>113</text:p>
          </table:table-cell>
          <table:table-cell table:formula="of:=[.B4603]-[.B460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table:formula="of:=[.B4604]-[.B460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1" calcext:value-type="float">
            <text:p>71</text:p>
          </table:table-cell>
          <table:table-cell table:formula="of:=[.B4605]-[.B46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6" calcext:value-type="float">
            <text:p>76</text:p>
          </table:table-cell>
          <table:table-cell table:formula="of:=[.B4606]-[.B46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9" calcext:value-type="float">
            <text:p>69</text:p>
          </table:table-cell>
          <table:table-cell table:formula="of:=[.B4607]-[.B46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table:formula="of:=[.B4608]-[.B46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table:formula="of:=[.B4609]-[.B46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2" calcext:value-type="float">
            <text:p>112</text:p>
          </table:table-cell>
          <table:table-cell table:formula="of:=[.B4610]-[.B460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1" calcext:value-type="float">
            <text:p>121</text:p>
          </table:table-cell>
          <table:table-cell table:formula="of:=[.B4611]-[.B461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0" calcext:value-type="float">
            <text:p>110</text:p>
          </table:table-cell>
          <table:table-cell table:formula="of:=[.B4612]-[.B461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table:formula="of:=[.B4613]-[.B46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6" calcext:value-type="float">
            <text:p>116</text:p>
          </table:table-cell>
          <table:table-cell table:formula="of:=[.B4614]-[.B46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9" calcext:value-type="float">
            <text:p>109</text:p>
          </table:table-cell>
          <table:table-cell table:formula="of:=[.B4615]-[.B46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4" calcext:value-type="float">
            <text:p>114</text:p>
          </table:table-cell>
          <table:table-cell table:formula="of:=[.B4616]-[.B46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5" calcext:value-type="float">
            <text:p>115</text:p>
          </table:table-cell>
          <table:table-cell table:formula="of:=[.B4617]-[.B46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table:formula="of:=[.B4618]-[.B4617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table:formula="of:=[.B4619]-[.B461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" calcext:value-type="float">
            <text:p>22</text:p>
          </table:table-cell>
          <table:table-cell table:formula="of:=[.B4620]-[.B4619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" calcext:value-type="float">
            <text:p>23</text:p>
          </table:table-cell>
          <table:table-cell table:formula="of:=[.B4621]-[.B46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table:formula="of:=[.B4622]-[.B46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table:formula="of:=[.B4623]-[.B46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  <table:table-cell table:formula="of:=[.B4624]-[.B46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table:formula="of:=[.B4625]-[.B46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4" calcext:value-type="float">
            <text:p>64</text:p>
          </table:table-cell>
          <table:table-cell table:formula="of:=[.B4626]-[.B4625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3" calcext:value-type="float">
            <text:p>73</text:p>
          </table:table-cell>
          <table:table-cell table:formula="of:=[.B4627]-[.B462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2" calcext:value-type="float">
            <text:p>62</text:p>
          </table:table-cell>
          <table:table-cell table:formula="of:=[.B4628]-[.B462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table:formula="of:=[.B4629]-[.B46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  <table:table-cell table:formula="of:=[.B4630]-[.B46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1" calcext:value-type="float">
            <text:p>61</text:p>
          </table:table-cell>
          <table:table-cell table:formula="of:=[.B4631]-[.B46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6" calcext:value-type="float">
            <text:p>66</text:p>
          </table:table-cell>
          <table:table-cell table:formula="of:=[.B4632]-[.B46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7" calcext:value-type="float">
            <text:p>67</text:p>
          </table:table-cell>
          <table:table-cell table:formula="of:=[.B4633]-[.B46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table:formula="of:=[.B4634]-[.B4633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1" calcext:value-type="float">
            <text:p>81</text:p>
          </table:table-cell>
          <table:table-cell table:formula="of:=[.B4635]-[.B463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[.B4636]-[.B463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table:formula="of:=[.B4637]-[.B46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4" calcext:value-type="float">
            <text:p>44</text:p>
          </table:table-cell>
          <table:table-cell table:formula="of:=[.B4638]-[.B46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7" calcext:value-type="float">
            <text:p>37</text:p>
          </table:table-cell>
          <table:table-cell table:formula="of:=[.B4639]-[.B46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" calcext:value-type="float">
            <text:p>42</text:p>
          </table:table-cell>
          <table:table-cell table:formula="of:=[.B4640]-[.B46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3" calcext:value-type="float">
            <text:p>43</text:p>
          </table:table-cell>
          <table:table-cell table:formula="of:=[.B4641]-[.B46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table:formula="of:=[.B4642]-[.B464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9" calcext:value-type="float">
            <text:p>89</text:p>
          </table:table-cell>
          <table:table-cell table:formula="of:=[.B4643]-[.B46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table:formula="of:=[.B4644]-[.B464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table:formula="of:=[.B4645]-[.B46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4" calcext:value-type="float">
            <text:p>84</text:p>
          </table:table-cell>
          <table:table-cell table:formula="of:=[.B4646]-[.B46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table:formula="of:=[.B4647]-[.B46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table:formula="of:=[.B4648]-[.B46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3" calcext:value-type="float">
            <text:p>83</text:p>
          </table:table-cell>
          <table:table-cell table:formula="of:=[.B4649]-[.B46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table:formula="of:=[.B4650]-[.B464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table:formula="of:=[.B4651]-[.B4650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table:formula="of:=[.B4652]-[.B4651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formula="of:=[.B4653]-[.B46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4" calcext:value-type="float">
            <text:p>124</text:p>
          </table:table-cell>
          <table:table-cell table:formula="of:=[.B4654]-[.B465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7" calcext:value-type="float">
            <text:p>117</text:p>
          </table:table-cell>
          <table:table-cell table:formula="of:=[.B4655]-[.B465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2" calcext:value-type="float">
            <text:p>122</text:p>
          </table:table-cell>
          <table:table-cell table:formula="of:=[.B4656]-[.B465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3" calcext:value-type="float">
            <text:p>123</text:p>
          </table:table-cell>
          <table:table-cell table:formula="of:=[.B4657]-[.B46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2" calcext:value-type="float">
            <text:p>32</text:p>
          </table:table-cell>
          <table:table-cell table:formula="of:=[.B4658]-[.B4657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table:formula="of:=[.B4659]-[.B465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660]-[.B465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table:formula="of:=[.B4661]-[.B46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table:formula="of:=[.B4662]-[.B46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table:formula="of:=[.B4663]-[.B466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4" calcext:value-type="float">
            <text:p>34</text:p>
          </table:table-cell>
          <table:table-cell table:formula="of:=[.B4664]-[.B466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table:formula="of:=[.B4665]-[.B46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6" calcext:value-type="float">
            <text:p>136</text:p>
          </table:table-cell>
          <table:table-cell table:formula="of:=[.B4666]-[.B4665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9" calcext:value-type="float">
            <text:p>49</text:p>
          </table:table-cell>
          <table:table-cell table:formula="of:=[.B4667]-[.B466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4" calcext:value-type="float">
            <text:p>134</text:p>
          </table:table-cell>
          <table:table-cell table:formula="of:=[.B4668]-[.B466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5" calcext:value-type="float">
            <text:p>135</text:p>
          </table:table-cell>
          <table:table-cell table:formula="of:=[.B4669]-[.B46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[.B4670]-[.B4669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B4671]-[.B4670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B4672]-[.B4671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B4673]-[.B46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[.B4674]-[.B467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[.B4675]-[.B467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B4676]-[.B467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4677]-[.B46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[.B4678]-[.B467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B4679]-[.B467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4680]-[.B467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[.B4681]-[.B46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[.B4682]-[.B468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table:formula="of:=[.B4683]-[.B468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formula="of:=[.B4684]-[.B468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formula="of:=[.B4685]-[.B46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formula="of:=[.B4686]-[.B468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formula="of:=[.B4687]-[.B468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[.B4688]-[.B468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table:formula="of:=[.B4689]-[.B46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table:formula="of:=[.B4690]-[.B468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formula="of:=[.B4691]-[.B469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table:formula="of:=[.B4692]-[.B469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table:formula="of:=[.B4693]-[.B46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formula="of:=[.B4694]-[.B469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table:formula="of:=[.B4695]-[.B469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table:formula="of:=[.B4696]-[.B469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1" calcext:value-type="float">
            <text:p>131</text:p>
          </table:table-cell>
          <table:table-cell table:formula="of:=[.B4697]-[.B46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table:formula="of:=[.B4698]-[.B4697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[.B4699]-[.B469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table:formula="of:=[.B4700]-[.B469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table:formula="of:=[.B4701]-[.B47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table:formula="of:=[.B4702]-[.B470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table:formula="of:=[.B4703]-[.B470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table:formula="of:=[.B4704]-[.B470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table:formula="of:=[.B4705]-[.B47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[.B4706]-[.B470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B4707]-[.B470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[.B4708]-[.B470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[.B4709]-[.B47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B4710]-[.B470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[.B4711]-[.B471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[.B4712]-[.B47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[.B4713]-[.B47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[.B4714]-[.B471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table:formula="of:=[.B4715]-[.B4714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[.B4716]-[.B4715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[.B4717]-[.B47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[.B4718]-[.B47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[.B4719]-[.B471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[.B4720]-[.B47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[.B4721]-[.B47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table:formula="of:=[.B4722]-[.B472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table:formula="of:=[.B4723]-[.B472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formula="of:=[.B4724]-[.B472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formula="of:=[.B4725]-[.B47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[.B4726]-[.B47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formula="of:=[.B4727]-[.B472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formula="of:=[.B4728]-[.B47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table:formula="of:=[.B4729]-[.B47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formula="of:=[.B4730]-[.B4729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table:formula="of:=[.B4731]-[.B473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formula="of:=[.B4732]-[.B473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formula="of:=[.B4733]-[.B47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formula="of:=[.B4734]-[.B47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formula="of:=[.B4735]-[.B473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formula="of:=[.B4736]-[.B47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formula="of:=[.B4737]-[.B47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table:formula="of:=[.B4738]-[.B473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table:formula="of:=[.B4739]-[.B473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table:formula="of:=[.B4740]-[.B473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formula="of:=[.B4741]-[.B47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table:formula="of:=[.B4742]-[.B47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table:formula="of:=[.B4743]-[.B474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table:formula="of:=[.B4744]-[.B47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formula="of:=[.B4745]-[.B47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formula="of:=[.B4746]-[.B474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formula="of:=[.B4747]-[.B4746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table:formula="of:=[.B4748]-[.B4747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formula="of:=[.B4749]-[.B474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formula="of:=[.B4750]-[.B47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table:formula="of:=[.B4751]-[.B475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table:formula="of:=[.B4752]-[.B475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formula="of:=[.B4753]-[.B475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formula="of:=[.B4754]-[.B4753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formula="of:=[.B4755]-[.B475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formula="of:=[.B4756]-[.B475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formula="of:=[.B4757]-[.B47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table:formula="of:=[.B4758]-[.B475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table:formula="of:=[.B4759]-[.B475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formula="of:=[.B4760]-[.B475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formula="of:=[.B4761]-[.B476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table:formula="of:=[.B4762]-[.B4761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formula="of:=[.B4763]-[.B476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formula="of:=[.B4764]-[.B476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table:formula="of:=[.B4765]-[.B476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table:formula="of:=[.B4766]-[.B476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table:formula="of:=[.B4767]-[.B476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table:formula="of:=[.B4768]-[.B476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table:formula="of:=[.B4769]-[.B476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formula="of:=[.B4770]-[.B476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formula="of:=[.B4771]-[.B477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table:formula="of:=[.B4772]-[.B477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table:formula="of:=[.B4773]-[.B477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table:formula="of:=[.B4774]-[.B47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table:formula="of:=[.B4775]-[.B477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table:formula="of:=[.B4776]-[.B477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[.B4777]-[.B477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table:formula="of:=[.B4778]-[.B477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table:formula="of:=[.B4779]-[.B4778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table:formula="of:=[.B4780]-[.B4779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table:formula="of:=[.B4781]-[.B478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formula="of:=[.B4782]-[.B47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table:formula="of:=[.B4783]-[.B478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table:formula="of:=[.B4784]-[.B478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formula="of:=[.B4785]-[.B478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table:formula="of:=[.B4786]-[.B4785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  <table:table-cell table:formula="of:=[.B4787]-[.B478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table:formula="of:=[.B4788]-[.B4787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table:formula="of:=[.B4789]-[.B478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  <table:table-cell table:formula="of:=[.B4790]-[.B478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B4791]-[.B479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table:formula="of:=[.B4792]-[.B479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table:formula="of:=[.B4793]-[.B479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table:formula="of:=[.B4794]-[.B4793]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table:formula="of:=[.B4795]-[.B4794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formula="of:=[.B4796]-[.B4795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formula="of:=[.B4797]-[.B479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formula="of:=[.B4798]-[.B4797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table:formula="of:=[.B4799]-[.B4798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formula="of:=[.B4800]-[.B4799]" office:value-type="float" office:value="-123" calcext:value-type="float">
            <text:p>-12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formula="of:=[.B4801]-[.B480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" calcext:value-type="float">
            <text:p>48</text:p>
          </table:table-cell>
          <table:table-cell table:formula="of:=[.B4802]-[.B480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table:formula="of:=[.B4803]-[.B480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table:formula="of:=[.B4804]-[.B4803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table:formula="of:=[.B4805]-[.B480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table:formula="of:=[.B4806]-[.B480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table:formula="of:=[.B4807]-[.B480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table:formula="of:=[.B4808]-[.B480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1" calcext:value-type="float">
            <text:p>51</text:p>
          </table:table-cell>
          <table:table-cell table:formula="of:=[.B4809]-[.B480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table:formula="of:=[.B4810]-[.B4809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table:formula="of:=[.B4811]-[.B4810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table:formula="of:=[.B4812]-[.B4811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 table:formula="of:=[.B4813]-[.B481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table:formula="of:=[.B4814]-[.B48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table:formula="of:=[.B4815]-[.B4814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formula="of:=[.B4816]-[.B48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table:formula="of:=[.B4817]-[.B48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table:formula="of:=[.B4818]-[.B4817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table:formula="of:=[.B4819]-[.B4818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table:formula="of:=[.B4820]-[.B4819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table:formula="of:=[.B4821]-[.B482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table:formula="of:=[.B4822]-[.B48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table:formula="of:=[.B4823]-[.B4822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table:formula="of:=[.B4824]-[.B48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table:formula="of:=[.B4825]-[.B48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table:formula="of:=[.B4826]-[.B4825]"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table:formula="of:=[.B4827]-[.B4826]"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table:formula="of:=[.B4828]-[.B4827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table:formula="of:=[.B4829]-[.B48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8" calcext:value-type="float">
            <text:p>108</text:p>
          </table:table-cell>
          <table:table-cell table:formula="of:=[.B4830]-[.B48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table:formula="of:=[.B4831]-[.B4830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table:formula="of:=[.B4832]-[.B48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table:formula="of:=[.B4833]-[.B483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table:formula="of:=[.B4834]-[.B4833]" office:value-type="float" office:value="-91" calcext:value-type="float">
            <text:p>-9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table:formula="of:=[.B4835]-[.B483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table:formula="of:=[.B4836]-[.B4835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table:formula="of:=[.B4837]-[.B48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4838]-[.B48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table:formula="of:=[.B4839]-[.B4838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table:formula="of:=[.B4840]-[.B48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table:formula="of:=[.B4841]-[.B484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table:formula="of:=[.B4842]-[.B4841]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table:formula="of:=[.B4843]-[.B4842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" calcext:value-type="float">
            <text:p>54</text:p>
          </table:table-cell>
          <table:table-cell table:formula="of:=[.B4844]-[.B4843]"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5" calcext:value-type="float">
            <text:p>55</text:p>
          </table:table-cell>
          <table:table-cell table:formula="of:=[.B4845]-[.B484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table:formula="of:=[.B4846]-[.B48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3" calcext:value-type="float">
            <text:p>53</text:p>
          </table:table-cell>
          <table:table-cell table:formula="of:=[.B4847]-[.B4846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table:formula="of:=[.B4848]-[.B48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" calcext:value-type="float">
            <text:p>58</text:p>
          </table:table-cell>
          <table:table-cell table:formula="of:=[.B4849]-[.B4848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-00-0000</text:date>, <text:time style:data-style-name="N2" text:time-value="18:54:39.885755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20:36:45.063315720</dc:date>
    <meta:editing-duration>PT21M16S</meta:editing-duration>
    <meta:editing-cycles>3</meta:editing-cycles>
    <meta:generator>LibreOffice/6.4.7.2$Linux_X86_64 LibreOffice_project/40$Build-2</meta:generator>
    <meta:document-statistic meta:table-count="1" meta:cell-count="148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359cm" svg:height="14.717cm" xlink:href=".." xlink:type="simple" chart:class="chart:line" chart:style-name="ch1">
        <chart:legend chart:legend-position="end" svg:x="31.507cm" svg:y="6.81cm" style:legend-expansion="high" chart:style-name="ch2"/>
        <chart:plot-area chart:style-name="ch3" table:cell-range-address="lcd_to_esc_b5_01_full_decimal.A1:lcd_to_esc_b5_01_full_decimal.B700" svg:x="0.687cm" svg:y="0.294cm" svg:width="30.133cm" svg:height="14.129cm">
          <chartooo:coordinate-region svg:x="1.494cm" svg:y="0.415cm" svg:width="29.326cm" svg:height="13.0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cd_to_esc_b5_01_full_decimal.A1:lcd_to_esc_b5_01_full_decimal.A700" chart:class="chart:line">
            <chart:data-point chart:repeated="700"/>
          </chart:series>
          <chart:series chart:style-name="ch7" chart:values-cell-range-address="lcd_to_esc_b5_01_full_decimal.B1:lcd_to_esc_b5_01_full_decimal.B700" chart:class="chart:line">
            <chart:data-point chart:repeated="7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">
                <text:p>163</text:p>
                <draw:g>
                  <svg:desc>lcd_to_esc_b5_01_full_decimal.A1:lcd_to_esc_b5_01_full_decimal.A700</svg:desc>
                </draw:g>
              </table:table-cell>
              <table:table-cell office:value-type="float" office:value="21">
                <text:p>21</text:p>
                <draw:g>
                  <svg:desc>lcd_to_esc_b5_01_full_decimal.B1:lcd_to_esc_b5_01_full_decimal.B7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">
                <text:p>1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">
                <text:p>1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">
                <text:p>1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">
                <text:p>1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">
                <text:p>17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">
                <text:p>1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">
                <text:p>1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">
                <text:p>1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">
                <text:p>1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">
                <text:p>1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">
                <text:p>1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">
                <text:p>1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">
                <text:p>1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">
                <text:p>1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">
                <text:p>1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0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">
                <text:p>1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">
                <text:p>1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4">
                <text:p>1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">
                <text:p>1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">
                <text:p>1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7">
                <text:p>1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">
                <text:p>1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">
                <text:p>1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">
                <text:p>2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">
                <text:p>2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3">
                <text:p>2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">
                <text:p>2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6">
                <text:p>2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7">
                <text:p>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8">
                <text:p>2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">
                <text:p>2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1">
                <text:p>2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2">
                <text:p>2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3">
                <text:p>2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">
                <text:p>2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5">
                <text:p>2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">
                <text:p>2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">
                <text:p>2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8">
                <text:p>2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">
                <text:p>2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1">
                <text:p>2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2">
                <text:p>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3">
                <text:p>2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4">
                <text:p>2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5">
                <text:p>2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7">
                <text:p>2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8">
                <text:p>2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">
                <text:p>2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0">
                <text:p>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2">
                <text:p>2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4">
                <text:p>2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5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">
                <text:p>23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8">
                <text:p>2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9">
                <text:p>2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1">
                <text:p>24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2">
                <text:p>2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">
                <text:p>2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5">
                <text:p>2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6">
                <text:p>2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7">
                <text:p>2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8">
                <text:p>2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9">
                <text:p>2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1">
                <text:p>2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2">
                <text:p>2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">
                <text:p>2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">
                <text:p>1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">
                <text:p>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">
                <text:p>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">
                <text:p>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">
                <text:p>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">
                <text:p>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">
                <text:p>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">
                <text:p>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">
                <text:p>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">
                <text:p>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">
                <text:p>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">
                <text:p>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">
                <text:p>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">
                <text:p>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">
                <text:p>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">
                <text:p>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3">
                <text:p>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">
                <text:p>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7">
                <text:p>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9">
                <text:p>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">
                <text:p>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">
                <text:p>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3">
                <text:p>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6">
                <text:p>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">
                <text:p>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">
                <text:p>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1">
                <text:p>1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4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5">
                <text:p>1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9">
                <text:p>1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1">
                <text:p>1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4">
                <text:p>1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5">
                <text:p>1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6">
                <text:p>1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8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9">
                <text:p>1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">
                <text:p>1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1">
                <text:p>1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2">
                <text:p>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3">
                <text:p>1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4">
                <text:p>1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5">
                <text:p>12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6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7">
                <text:p>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">
                <text:p>1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9">
                <text:p>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0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1">
                <text:p>1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2">
                <text:p>1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3">
                <text:p>1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5">
                <text:p>1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6">
                <text:p>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7">
                <text:p>1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8">
                <text:p>1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9">
                <text:p>1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2">
                <text:p>1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3">
                <text:p>1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4">
                <text:p>1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6">
                <text:p>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7">
                <text:p>1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9">
                <text:p>14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0">
                <text:p>1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1">
                <text:p>1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2">
                <text:p>1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3">
                <text:p>1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4">
                <text:p>1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">
                <text:p>1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6">
                <text:p>1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">
                <text:p>1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9">
                <text:p>1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0">
                <text:p>1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2">
                <text:p>1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3">
                <text:p>1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4">
                <text:p>1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">
                <text:p>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6">
                <text:p>1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7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8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9">
                <text:p>1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0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1">
                <text:p>1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2">
                <text:p>1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3">
                <text:p>17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4">
                <text:p>1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5">
                <text:p>1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7">
                <text:p>1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8">
                <text:p>1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9">
                <text:p>1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1">
                <text:p>1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3">
                <text:p>1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4">
                <text:p>1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6">
                <text:p>1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7">
                <text:p>1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8">
                <text:p>1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0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1">
                <text:p>1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2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3">
                <text:p>1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4">
                <text:p>1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5">
                <text:p>1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6">
                <text:p>1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7">
                <text:p>1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8">
                <text:p>1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">
                <text:p>1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1">
                <text:p>2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">
                <text:p>2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3">
                <text:p>2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4">
                <text:p>2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6">
                <text:p>2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7">
                <text:p>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8">
                <text:p>2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9">
                <text:p>2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1">
                <text:p>2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2">
                <text:p>2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4">
                <text:p>2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5">
                <text:p>2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6">
                <text:p>2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7">
                <text:p>2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8">
                <text:p>2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9">
                <text:p>2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0">
                <text:p>2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1">
                <text:p>2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2">
                <text:p>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3">
                <text:p>2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4">
                <text:p>2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5">
                <text:p>2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6">
                <text:p>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7">
                <text:p>2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8">
                <text:p>2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9">
                <text:p>2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0">
                <text:p>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2">
                <text:p>2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4">
                <text:p>2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5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7">
                <text:p>23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8">
                <text:p>2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9">
                <text:p>2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0">
                <text:p>2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1">
                <text:p>24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2">
                <text:p>2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4">
                <text:p>2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5">
                <text:p>2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6">
                <text:p>2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7">
                <text:p>2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8">
                <text:p>2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9">
                <text:p>2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51">
                <text:p>2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2">
                <text:p>2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3">
                <text:p>2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">
                <text:p>1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">
                <text:p>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">
                <text:p>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">
                <text:p>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">
                <text:p>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">
                <text:p>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">
                <text:p>2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">
                <text:p>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5">
                <text:p>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">
                <text:p>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">
                <text:p>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">
                <text:p>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">
                <text:p>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">
                <text:p>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">
                <text:p>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">
                <text:p>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">
                <text:p>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1">
                <text:p>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">
                <text:p>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5">
                <text:p>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">
                <text:p>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7">
                <text:p>5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">
                <text:p>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0">
                <text:p>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">
                <text:p>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3">
                <text:p>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5">
                <text:p>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7">
                <text:p>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8">
                <text:p>6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9">
                <text:p>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1">
                <text:p>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3">
                <text:p>7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9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3">
                <text:p>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6">
                <text:p>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4">
                <text:p>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">
                <text:p>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1">
                <text:p>1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2">
                <text:p>10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4">
                <text:p>1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5">
                <text:p>1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6">
                <text:p>1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9">
                <text:p>1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1">
                <text:p>1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2">
                <text:p>11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4">
                <text:p>1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5">
                <text:p>1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">
                <text:p>1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8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9">
                <text:p>1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0">
                <text:p>1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">
                <text:p>1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2">
                <text:p>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3">
                <text:p>1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4">
                <text:p>1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5">
                <text:p>12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6">
                <text:p>1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7">
                <text:p>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8">
                <text:p>1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9">
                <text:p>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0">
                <text:p>1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1">
                <text:p>1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2">
                <text:p>1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3">
                <text:p>1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5">
                <text:p>1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6">
                <text:p>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7">
                <text:p>1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8">
                <text:p>1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9">
                <text:p>1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1">
                <text:p>1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2">
                <text:p>1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3">
                <text:p>1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4">
                <text:p>1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6">
                <text:p>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7">
                <text:p>1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9">
                <text:p>14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0">
                <text:p>1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1">
                <text:p>1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2">
                <text:p>1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3">
                <text:p>1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4">
                <text:p>1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5">
                <text:p>1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6">
                <text:p>1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7">
                <text:p>1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9">
                <text:p>15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0">
                <text:p>1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1">
                <text:p>1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2">
                <text:p>1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3">
                <text:p>1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">
                <text:p>1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5">
                <text:p>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6">
                <text:p>1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7">
                <text:p>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8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9">
                <text:p>1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0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1">
                <text:p>1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2">
                <text:p>1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3">
                <text:p>17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">
                <text:p>1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5">
                <text:p>1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7">
                <text:p>1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8">
                <text:p>1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9">
                <text:p>1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1">
                <text:p>1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2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3">
                <text:p>1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4">
                <text:p>1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6">
                <text:p>1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7">
                <text:p>1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8">
                <text:p>1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9">
                <text:p>1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0">
                <text:p>19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1">
                <text:p>1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92">
                <text:p>1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93">
                <text:p>1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4">
                <text:p>1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95">
                <text:p>1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96">
                <text:p>1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97">
                <text:p>1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98">
                <text:p>1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9">
                <text:p>1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1">
                <text:p>2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2">
                <text:p>2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3">
                <text:p>2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4">
                <text:p>2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6">
                <text:p>2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7">
                <text:p>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8">
                <text:p>2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9">
                <text:p>2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11">
                <text:p>2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12">
                <text:p>2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3">
                <text:p>2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14">
                <text:p>2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15">
                <text:p>2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6">
                <text:p>2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17">
                <text:p>2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8">
                <text:p>2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19">
                <text:p>2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0">
                <text:p>2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1">
                <text:p>2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2">
                <text:p>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3">
                <text:p>2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4">
                <text:p>2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5">
                <text:p>2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26">
                <text:p>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27">
                <text:p>2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28">
                <text:p>2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29">
                <text:p>2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0">
                <text:p>2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32">
                <text:p>2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33">
                <text:p>2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4">
                <text:p>2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5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7">
                <text:p>23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38">
                <text:p>2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9">
                <text:p>2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0">
                <text:p>2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41">
                <text:p>24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2">
                <text:p>2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3">
                <text:p>2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4">
                <text:p>2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5">
                <text:p>2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6">
                <text:p>2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47">
                <text:p>2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48">
                <text:p>2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9">
                <text:p>2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51">
                <text:p>2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2">
                <text:p>2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3">
                <text:p>2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54">
                <text:p>2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">
                <text:p>1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">
                <text:p>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">
                <text:p>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">
                <text:p>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">
                <text:p>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">
                <text:p>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">
                <text:p>2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">
                <text:p>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5">
                <text:p>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">
                <text:p>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7">
                <text:p>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">
                <text:p>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">
                <text:p>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2">
                <text:p>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3">
                <text:p>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4">
                <text:p>3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">
                <text:p>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6">
                <text:p>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1">
                <text:p>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2">
                <text:p>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5">
                <text:p>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6">
                <text:p>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">
                <text:p>5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8">
                <text:p>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9">
                <text:p>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0">
                <text:p>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1">
                <text:p>6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">
                <text:p>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5">
                <text:p>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">
                <text:p>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">
                <text:p>6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9">
                <text:p>6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">
                <text:p>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1">
                <text:p>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3">
                <text:p>7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9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3">
                <text:p>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6">
                <text:p>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7">
                <text:p>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8">
                <text:p>8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9">
                <text:p>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1">
                <text:p>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4">
                <text:p>94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